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analysis">
      <style:text-properties fo:font-size="11pt" fo:background-color="#c0c0c0"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3" style:family="paragraph" style:parent-style-name="Preformatted_20_Text">
      <style:paragraph-properties fo:margin-left="0in" fo:margin-right="0in" fo:text-indent="0in" style:auto-text-indent="true" fo:break-before="page"/>
      <style:text-properties style:font-name="DejaVu Sans" fo:font-size="11pt" style:font-size-asian="11pt" style:font-size-complex="11pt"/>
    </style:style>
    <style:style style:name="P4" style:family="paragraph" style:parent-style-name="caution">
      <style:text-properties fo:font-size="11pt" fo:background-color="#c0c0c0" style:font-size-asian="11pt" style:font-size-complex="11pt"/>
    </style:style>
    <style:style style:name="P5" style:family="paragraph" style:parent-style-name="Heading_20_1">
      <style:paragraph-properties fo:break-before="page"/>
    </style:style>
    <style:style style:name="T1" style:family="text">
      <style:text-properties style:font-name="DejaVu Sans" fo:font-size="11pt" style:font-size-asian="11pt" style:font-size-complex="11pt"/>
    </style:style>
    <style:style style:name="T2" style:family="text">
      <style:text-properties fo:font-size="11pt" fo:background-color="#c0c0c0" loext:char-shading-value="0" style:font-size-asian="11pt" style:font-size-complex="11pt"/>
    </style:style>
    <style:style style:name="T3"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Composite Data Types </text:h>
      <text:p text:style-name="P2"/>
      <text:p text:style-name="P2">There are times when creating a program that you may want to define an aggregate structure such as a personnel record, or an enemy in a game. While you can do this using individual data types, it is hard to manage within a program. FreeBasic </text:p>
      <text:p text:style-name="P2">offers two composite data types, the Type and Union. </text:p>
      <text:p text:style-name="P2"/>
      <text:h text:style-name="Heading_20_2" text:outline-level="2">Types </text:h>
      <text:p text:style-name="P2"/>
      <text:p text:style-name="P2">FreeBasic allows you to group several data types into a unified structure called a Type definition which you can use to describe these aggregate data structures. </text:p>
      <text:p text:style-name="P2"/>
      <text:p text:style-name="P2">The basic structure of a type definition is: </text:p>
      <text:p text:style-name="P2"/>
      <text:p text:style-name="P2">Type type name </text:p>
      <text:p text:style-name="P2"/>
      <text:p text:style-name="P2"/>
      <text:p text:style-name="P2">var definition </text:p>
      <text:p text:style-name="P2"/>
      <text:p text:style-name="P2"/>
      <text:p text:style-name="P2">var definition </text:p>
      <text:p text:style-name="P2"/>
      <text:p text:style-name="P2"/>
      <text:p text:style-name="P2">... </text:p>
      <text:p text:style-name="P2"/>
      <text:p text:style-name="P2"/>
      <text:p text:style-name="P2">End Type </text:p>
      <text:p text:style-name="P2"/>
      <text:p text:style-name="P2"/>
      <text:p text:style-name="P2">The Type-End Type block defines the scope of the definition. You define the elements of the type structure in the same manner as using the Dim keyword, without using Dim. The following code snippet shows how to build an employee type. </text:p>
      <text:p text:style-name="P2"/>
      <text:p text:style-name="P2">Type EmployeeType </text:p>
      <text:p text:style-name="P2"/>
      <text:p text:style-name="P2"><text:soft-page-break/></text:p>
      <text:p text:style-name="P2">fname As String * 10 </text:p>
      <text:p text:style-name="P2"/>
      <text:p text:style-name="P2"/>
      <text:p text:style-name="P2">lname As String * 10 </text:p>
      <text:p text:style-name="P2"/>
      <text:p text:style-name="P2"/>
      <text:p text:style-name="P2">empid As Integer </text:p>
      <text:p text:style-name="P2"/>
      <text:p text:style-name="P2"/>
      <text:p text:style-name="P2">dept As Integer </text:p>
      <text:p text:style-name="P2"/>
      <text:p text:style-name="P2"/>
      <text:p text:style-name="P2">End Type </text:p>
      <text:p text:style-name="P2"/>
      <text:p text:style-name="P2"/>
      <text:p text:style-name="P2">You can use any of the supported data types as data elements, including pointers and other type definitions. When you create the type definition, such as the example above, you are just creating a template for the compiler. In order to use the type definition, you need to create a variable of the type, as the following code snippet illustrates. </text:p>
      <text:p text:style-name="P2"/>
      <text:p text:style-name="P2">Dim Employee As EmployeeType </text:p>
      <text:p text:style-name="P2"/>
      <text:p text:style-name="P2"/>
      <text:p text:style-name="P2">Once you have created a variable of the type, you can access each element within the type using the dot notation var_name.field_name. Using the above example, to </text:p>
      <text:p text:style-name="P2">access the fname field you would use Employee.fname = “Susan”. </text:p>
      <text:p text:style-name="P2"/>
      <text:p text:style-name="P2">To access multiple fields at a time, you can use the With-End With block. The following code snippet shows how to use the With block with the above example. </text:p>
      <text:p text:style-name="P2"/>
      <text:p text:style-name="P2"/>
      <text:p text:style-name="P2">With Employee </text:p>
      <text:p text:style-name="P2">.fname = "Susan" </text:p>
      <text:p text:style-name="P2">.lname = "Jones" </text:p>
      <text:p text:style-name="P2">.empid = 1001 </text:p>
      <text:p text:style-name="P2"><text:soft-page-break/>.dept = 24 </text:p>
      <text:p text:style-name="P2">End With </text:p>
      <text:p text:style-name="P2">The following program shows how to define, create and manage a type definition. </text:p>
      <text:p text:style-name="P2">1 </text:p>
      <text:p text:style-name="P2">Option Explicit </text:p>
      <text:p text:style-name="P2">2 </text:p>
      <text:p text:style-name="P2">3 </text:p>
      <text:p text:style-name="P2">'Create type definition </text:p>
      <text:p text:style-name="P2">4 </text:p>
      <text:p text:style-name="P2">Type EmployeeType5 </text:p>
      <text:p text:style-name="P2">fname As String * 106 </text:p>
      <text:p text:style-name="P2">lname As String * 107 </text:p>
      <text:p text:style-name="P2">empid As Integer8 </text:p>
      <text:p text:style-name="P2">dept As Integer </text:p>
      <text:p text:style-name="P2">9 </text:p>
      <text:p text:style-name="P2">End Type </text:p>
      <text:p text:style-name="P2">10 </text:p>
      <text:p text:style-name="P2">11 </text:p>
      <text:p text:style-name="P2">'Create an instance of the type </text:p>
      <text:p text:style-name="P2">12 </text:p>
      <text:p text:style-name="P2">Dim Employee As EmployeeType </text:p>
      <text:p text:style-name="P2">13 </text:p>
      <text:p text:style-name="P2">14 </text:p>
      <text:p text:style-name="P2">'Initialize the type </text:p>
      <text:p text:style-name="P2">15 </text:p>
      <text:p text:style-name="P2">With Employee16 </text:p>
      <text:p text:style-name="P2">.fname = "Susan"</text:p>
      <text:p text:style-name="P2">17 </text:p>
      <text:p text:style-name="P2">.lname = "Jones"</text:p>
      <text:p text:style-name="P2">18 </text:p>
      <text:p text:style-name="P2">.empid = 100119 </text:p>
      <text:p text:style-name="P2">.dept = 24 </text:p>
      <text:p text:style-name="P2">20 </text:p>
      <text:p text:style-name="P2">End With </text:p>
      <text:p text:style-name="P2">21 </text:p>
      <text:p text:style-name="P2">22 </text:p>
      <text:p text:style-name="P2">'Print out header row </text:p>
      <text:p text:style-name="P2">23 </text:p>
      <text:p text:style-name="P2">Print "First Name";Tab(13);"Last Name";Tab(25);"Emp ID";Tab(33);"Dept" </text:p>
      <text:p text:style-name="P2"><text:soft-page-break/>24 </text:p>
      <text:p text:style-name="P2">Print String(79, "") </text:p>
      <text:p text:style-name="P2">25 </text:p>
      <text:p text:style-name="P2">'Print out data </text:p>
      <text:p text:style-name="P2">26 </text:p>
      <text:p text:style-name="P2">With Employee27 </text:p>
      <text:p text:style-name="P2">Print RTrim(.fname);Tab(13);RTrim(.lname);Tab(24);.empid;Tab(32);.dept </text:p>
      <text:p text:style-name="P2">28 </text:p>
      <text:p text:style-name="P2">End With </text:p>
      <text:p text:style-name="P2">29 </text:p>
      <text:p text:style-name="P2">30 </text:p>
      <text:p text:style-name="P2">Sleep </text:p>
      <text:p text:style-name="P2">31 </text:p>
      <text:p text:style-name="P2">End </text:p>
      <text:p text:style-name="P2"/>
      <text:p text:style-name="P2"/>
      <text:p text:style-name="P2">Listing 10.1: type.bas </text:p>
      <text:p text:style-name="P2"/>
      <text:p text:style-name="P2"><text:tab/>Analysis: Line 4 through 9 define the type structure that is used in the program.</text:p>
      <text:p text:style-name="P2">The type has 4 fields, two fixed length strings and 2 integer values. Dynamic strings can </text:p>
      <text:p text:style-name="P2"/>
      <text:p text:style-name="P2"/>
      <text:p text:style-name="P2">be used within a type definition, however if you want to save the type information to the disk, then you need to use fixed length strings. Dynamic strings are actually pointers to a string descriptor and saving a type that contains dynamic strings will save the 4 byte pointer value, rather than the actual string data, resulting in data loss. </text:p>
      <text:p text:style-name="P2"/>
      <text:p text:style-name="P2">Line 12 creates a variable of the type, Employee. The type definition is a template and cannot be used until you create an instance of the type by creating a variable of the type. Lines 15 through 20 initialize the type variable with some data using the a With-End With block. </text:p>
      <text:p text:style-name="P2"/>
      <text:p text:style-name="P2">Line 23 prints a header row to the console that indicates the field name data. The Tb function is used to align data names to the appropriate column. Line 24 uses the String function to print a <text:soft-page-break/>dashed line, just to offset the header row from the data row.</text:p>
      <text:p text:style-name="P2">Lines 26 through 28 prints the type data. Rtrim is used on the fixed length string elements to trim off any unused trailing spaces. The Tab function is again used to align the data to the appropriate columns. The program is then ended in the usual way. </text:p>
      <text:p text:style-name="P2"/>
      <text:p text:style-name="P2">When you run the program you should the following output. </text:p>
      <text:p text:style-name="P2"/>
      <text:p text:style-name="P2">First Name Last Name Emp ID Dept </text:p>
      <text:p text:style-name="P2"/>
      <text:p text:style-name="P2"/>
      <text:p text:style-name="P2">Susan Jones 1001 24 </text:p>
      <text:p text:style-name="P2"/>
      <text:p text:style-name="P2"/>
      <text:p text:style-name="P2">Output 10.1: Output of type.bas </text:p>
      <text:p text:style-name="P2"/>
      <text:p text:style-name="P2">As you can see from the program, using a type definition is a perfect way to group related data into a single data structure. Not only is it a compact way to describe data in your program, but by grouping related data into a single object, you can manipulate that data as a single entity, rather than as a bunch of unrelated variables. This reduces the chances that errors will creep into your program by trying to manage large a set of individual variables. </text:p>
      <text:p text:style-name="P2"/>
      <text:h text:style-name="Heading_20_2" text:outline-level="2">Types Within Types </text:h>
      <text:p text:style-name="P2"/>
      <text:p text:style-name="P2">In addition to the intrinsic data types, type fields can also be based on a type definition. Why would you want to do this? One reason is data abstraction. The more general your data structures, the more you can reuse the code in other parts of your program. The less code you have to write, the less chance of errors finding their way into your program. Using the Employee example, suppose for a moment that you needed to track more dept information than just the department id. You might need to keep track of the department manager, the location of the department, such as the floor or the building, or the main telephone number of the department. By putting this information into a separate type definition, you could this information by itself, or as part of another type definition such as the Employee type. By generalizing your data structures, your program. will be smaller, and much more robust. </text:p>
      <text:p text:style-name="P2"><text:soft-page-break/></text:p>
      <text:p text:style-name="P2">Using a type within a type is the same as using on of the intrinsic data types. The following code snippets illustrates an expanded department type and an updated employee type. </text:p>
      <text:p text:style-name="P2"/>
      <text:p text:style-name="P2">Type Department Type </text:p>
      <text:p text:style-name="P2"/>
      <text:p text:style-name="P2"/>
      <text:p text:style-name="P2"/>
      <text:p text:style-name="P2">id As integer </text:p>
      <text:p text:style-name="P2">managerid as integer </text:p>
      <text:p text:style-name="P2">floor as integer </text:p>
      <text:p text:style-name="P2"/>
      <text:p text:style-name="P2"/>
      <text:p text:style-name="P2">End Type </text:p>
      <text:p text:style-name="P2"/>
      <text:p text:style-name="P2"/>
      <text:p text:style-name="P2">Type EmployeeType </text:p>
      <text:p text:style-name="P2">fname As String * 10 </text:p>
      <text:p text:style-name="P2">lname As String * 10 </text:p>
      <text:p text:style-name="P2">empid As Integer </text:p>
      <text:p text:style-name="P2">dept As Department Type </text:p>
      <text:p text:style-name="P2"/>
      <text:p text:style-name="P2"/>
      <text:p text:style-name="P2">End Type </text:p>
      <text:p text:style-name="P2">Dim Employee As EmployeeType </text:p>
      <text:p text:style-name="P2"/>
      <text:p text:style-name="P2"/>
      <text:p text:style-name="P2">To access the department information within the Employee type, you use the compound dot notation to access the dept fields. </text:p>
      <text:p text:style-name="P2"/>
      <text:p text:style-name="P2">Employee.dept.id = 24 </text:p>
      <text:p text:style-name="P2">Employee.dept.managerid = 1012 </text:p>
      <text:p text:style-name="P2">Employee.dept.floor = 13 </text:p>
      <text:p text:style-name="P2"/>
      <text:p text:style-name="P2"/>
      <text:p text:style-name="P2">The top levels is Employee, so that reference comes first. Since dept is now a type definition, you need to use the dept identifier to access the individual fields within the </text:p>
      <text:p text:style-name="P2">Department Type. You can even carry this further, by including a type within a type within a type. You would simply use the dot <text:soft-page-break/>notation of the additional type level as needed.</text:p>
      <text:p text:style-name="P2">While there is no limit on the levels of nested type definitions, it gets to be a bit unwieldy when used with several levels. </text:p>
      <text:p text:style-name="P2"/>
      <text:p text:style-name="P2">You can also use the With-End With block with nested types, by nesting the With block, as illustrated in the following code snippet. </text:p>
      <text:p text:style-name="P2"/>
      <text:p text:style-name="P2">With Employee </text:p>
      <text:p text:style-name="P2">.fname = "Susan" </text:p>
      <text:p text:style-name="P2">.lname = "Jones" </text:p>
      <text:p text:style-name="P2">.empid = 1001 </text:p>
      <text:p text:style-name="P2">With .dept </text:p>
      <text:p text:style-name="P2"/>
      <text:p text:style-name="P2"/>
      <text:p text:style-name="P2">.id = 24 </text:p>
      <text:p text:style-name="P2">.managerid = 1012 </text:p>
      <text:p text:style-name="P2">.floor = 13 </text:p>
      <text:p text:style-name="P2"/>
      <text:p text:style-name="P2"/>
      <text:p text:style-name="P2">End With </text:p>
      <text:p text:style-name="P2">End With </text:p>
      <text:p text:style-name="P2"/>
      <text:p text:style-name="P2"/>
      <text:p text:style-name="P2">Notice that the second With uses the dot notation, .dept, to specify the next level of type definitions. When using nested With blocks, be sure that match all the End With statements with their correct With statements to avoid a compile error. </text:p>
      <text:p text:style-name="P2"/>
      <text:p text:style-name="P2">The following program is a modified version of the previous program illustrating the new type definitions. </text:p>
      <text:p text:style-name="P2"/>
      <text:p text:style-name="P2"/>
      <text:p text:style-name="P2">Option Explicit </text:p>
      <text:p text:style-name="P2"/>
      <text:p text:style-name="P2"/>
      <text:p text:style-name="P2">'Create the type definition </text:p>
      <text:p text:style-name="P2"/>
      <text:p text:style-name="P2"/>
      <text:p text:style-name="P2">Type Department Type </text:p>
      <text:p text:style-name="P2">id As Integer </text:p>
      <text:p text:style-name="P2">managerid As Integer </text:p>
      <text:p text:style-name="P2"><text:soft-page-break/>floor As Integer </text:p>
      <text:p text:style-name="P2"/>
      <text:p text:style-name="P2"/>
      <text:p text:style-name="P2">End Type </text:p>
      <text:p text:style-name="P2"/>
      <text:p text:style-name="P2"/>
      <text:p text:style-name="P2">Type EmployeeType </text:p>
      <text:p text:style-name="P2">fname As String * 10 </text:p>
      <text:p text:style-name="P2">lname As String * 10 </text:p>
      <text:p text:style-name="P2">empid As Integer </text:p>
      <text:p text:style-name="P2">dept As Department Type </text:p>
      <text:p text:style-name="P2"/>
      <text:p text:style-name="P2"/>
      <text:p text:style-name="P2">End Type </text:p>
      <text:p text:style-name="P2"/>
      <text:p text:style-name="P2"/>
      <text:p text:style-name="P2">'Create an instance of the type </text:p>
      <text:p text:style-name="P2">Dim Employee As EmployeeType </text:p>
      <text:p text:style-name="P2"/>
      <text:p text:style-name="P2"/>
      <text:p text:style-name="P2">'Initialize the type </text:p>
      <text:p text:style-name="P2"/>
      <text:p text:style-name="P2"/>
      <text:p text:style-name="P2">With Employee </text:p>
      <text:p text:style-name="P2">.fname = "Susan" </text:p>
      <text:p text:style-name="P2">.lname = "Jones" </text:p>
      <text:p text:style-name="P2">.empid = 1001 </text:p>
      <text:p text:style-name="P2">With .dept</text:p>
      <text:p text:style-name="P2"/>
      <text:p text:style-name="P2"/>
      <text:p text:style-name="P2"><text:s/>.id = 24 </text:p>
      <text:p text:style-name="P2">.managerid = 1012 </text:p>
      <text:p text:style-name="P2">.floor = 13</text:p>
      <text:p text:style-name="P2"/>
      <text:p text:style-name="P2"/>
      <text:p text:style-name="P2"><text:s/>End With </text:p>
      <text:p text:style-name="P2">End With </text:p>
      <text:p text:style-name="P2"/>
      <text:p text:style-name="P2"/>
      <text:p text:style-name="P2">'Print out header row </text:p>
      <text:p text:style-name="P2">Print "First Name";Tab(13);"Last Name";Tab(25);"Emp ID";Tab(33); </text:p>
      <text:p text:style-name="P2"><text:soft-page-break/>Print "Dept";Tab(39);"Manager";Tab(47);"Floor" </text:p>
      <text:p text:style-name="P2">Print String(79, "") </text:p>
      <text:p text:style-name="P2">'Print out data </text:p>
      <text:p text:style-name="P2">With Employee</text:p>
      <text:p text:style-name="P2"/>
      <text:p text:style-name="P2"/>
      <text:p text:style-name="P2"><text:s/>Print Rtrim(.fname);Tab(13);Rtrim(.lname);Tab(24);.empid;Tab(32); </text:p>
      <text:p text:style-name="P2">With .dept </text:p>
      <text:p text:style-name="P2">Print .id;Tab(38);.managerid;Tab(46);.floor </text:p>
      <text:p text:style-name="P2">End With </text:p>
      <text:p text:style-name="P2">End With </text:p>
      <text:p text:style-name="P2"/>
      <text:p text:style-name="P2"/>
      <text:p text:style-name="P2">Sleep </text:p>
      <text:p text:style-name="P2">End </text:p>
      <text:p text:style-name="P2"/>
      <text:p text:style-name="P2"/>
      <text:p text:style-name="P2"/>
      <text:p text:style-name="P2">Listing 10.2: type-type.bas </text:p>
      <text:p text:style-name="P2"/>
      <text:p text:style-name="P2"><text:tab/>Analysis: Lines 4 through 8 define the new type for the department. This is used in the employee type definition is line 14. The field dept is defined as Department Type, in the same manner as Employee is defined in line 18, with the Dim of course. Line 21through 30 use two With-End With blocks to initialize the type data. Employee is the first level type, while .dept, using the dot notation, is the second level type. It is important that you use the dot notation with the second level With block so that the compiler knows that you are referring to a type element within Employee. Lines 33 and 34 prints the header row with the additional department field information. Lines 37 through 42 then print the type data, again using a nested With block. Notice how using the With blocks document the type structure without needing any additional comments. While this isn't the primary reason to use a With block, it does create code that is easily understood. The program is closed in the usual way. </text:p>
      <text:p text:style-name="P2"/>
      <text:p text:style-name="P2">When you run the program you should see the following output. </text:p>
      <text:p text:style-name="P2"/>
      <text:p text:style-name="P2">First Name Last Name Emp ID Dept Manager Floor </text:p>
      <text:p text:style-name="P2"><text:soft-page-break/></text:p>
      <text:p text:style-name="P2"/>
      <text:p text:style-name="P2">Susan Jones 1001 24 1012 13 </text:p>
      <text:p text:style-name="P2"/>
      <text:p text:style-name="P2"/>
      <text:p text:style-name="P2">Output 10.2: Output of type-type.bas </text:p>
      <text:p text:style-name="P2"/>
      <text:p text:style-name="P2">While it may not be readily apparent from the example, abstracting the data in this manner gives you a tremendous amount of flexibility in your program. A company will usually have more than one department, so by abstracting the department information into a separate type definition, you can create functions that manage the department information, while at the same time minimizing the impact on the employee data </text:p>
      <text:p text:style-name="P2">structure. </text:p>
      <text:p text:style-name="P2"/>
      <text:h text:style-name="Heading_20_2" text:outline-level="2">Type Assignments </text:h>
      <text:p text:style-name="P2"/>
      <text:p text:style-name="P2">Extending the idea of data abstraction further, it would be nice to be able to separate the initialization of the department type from the initialization of the employee type. By separating the two functions, you can easily add additional departments as needed. This is where you can use type assignments. Just as you can assign one intrinsic data type to another, you can assign one type variable to another type variable,</text:p>
      <text:p text:style-name="P2">providing they share the same type definition. </text:p>
      <text:p text:style-name="P2"/>
      <text:p text:style-name="P2">The following program abstracts the department initialization function and assigns the result to the department type within the Employee type. </text:p>
      <text:p text:style-name="P2"/>
      <text:p text:style-name="P2">1 </text:p>
      <text:p text:style-name="P2">Option Explicit </text:p>
      <text:p text:style-name="P2">2 </text:p>
      <text:p text:style-name="P2">3 </text:p>
      <text:p text:style-name="P2">'Create the type definition </text:p>
      <text:p text:style-name="P2">4 </text:p>
      <text:p text:style-name="P2">Type Department Type </text:p>
      <text:p text:style-name="P2">5 </text:p>
      <text:p text:style-name="P2">id As Integer </text:p>
      <text:p text:style-name="P2"><text:soft-page-break/>6 </text:p>
      <text:p text:style-name="P2">managerid As Integer </text:p>
      <text:p text:style-name="P2"/>
      <text:p text:style-name="P2"/>
      <text:p text:style-name="P2"/>
      <text:p text:style-name="P2">7 </text:p>
      <text:p text:style-name="P2">floor As Integer </text:p>
      <text:p text:style-name="P2">8 </text:p>
      <text:p text:style-name="P2">End Type </text:p>
      <text:p text:style-name="P2">9 </text:p>
      <text:p text:style-name="P2">Type EmployeeType11 </text:p>
      <text:p text:style-name="P2">fname As String * 1012 </text:p>
      <text:p text:style-name="P2">lname As String * 1013 </text:p>
      <text:p text:style-name="P2">empid As Integer14 </text:p>
      <text:p text:style-name="P2">dept As Department Type </text:p>
      <text:p text:style-name="P2">15 </text:p>
      <text:p text:style-name="P2">End Type </text:p>
      <text:p text:style-name="P2">16 </text:p>
      <text:p text:style-name="P2">17 </text:p>
      <text:p text:style-name="P2">'This function will init the dept type and return it to caller </text:p>
      <text:p text:style-name="P2">18 </text:p>
      <text:p text:style-name="P2">Function InitDept(deptid As Integer) As DepartmentType19 </text:p>
      <text:p text:style-name="P2">Dim tmpDpt As DepartmentType21 </text:p>
      <text:p text:style-name="P2">Select Case deptid22 </text:p>
      <text:p text:style-name="P2">Case 24 'dept 2423 </text:p>
      <text:p text:style-name="P2">With tmpDpt </text:p>
      <text:p text:style-name="P2">24 </text:p>
      <text:p text:style-name="P2">.id = deptid </text:p>
      <text:p text:style-name="P2">25 </text:p>
      <text:p text:style-name="P2">.managerid = 1012 </text:p>
      <text:p text:style-name="P2">26 </text:p>
      <text:p text:style-name="P2">.floor = 1327 </text:p>
      <text:p text:style-name="P2">End With28 </text:p>
      <text:p text:style-name="P2">Case 48 'dept 4829 </text:p>
      <text:p text:style-name="P2">With tmpDpt </text:p>
      <text:p text:style-name="P2">.id = deptid </text:p>
      <text:p text:style-name="P2">31 </text:p>
      <text:p text:style-name="P2">.managerid = 1024 </text:p>
      <text:p text:style-name="P2">32 </text:p>
      <text:p text:style-name="P2">.floor = 1233 </text:p>
      <text:p text:style-name="P2">End With34 </text:p>
      <text:p text:style-name="P2"><text:soft-page-break/>Case Else 'In case a bad department id was passed35 </text:p>
      <text:p text:style-name="P2">With tmpDpt </text:p>
      <text:p text:style-name="P2">36 </text:p>
      <text:p text:style-name="P2">.id = 0 </text:p>
      <text:p text:style-name="P2">37 </text:p>
      <text:p text:style-name="P2">.managerid = 0 </text:p>
      <text:p text:style-name="P2">38 </text:p>
      <text:p text:style-name="P2">.floor = 039 </text:p>
      <text:p text:style-name="P2">End With </text:p>
      <text:p text:style-name="P2">End Select41 </text:p>
      <text:p text:style-name="P2">'Return the dept info42 </text:p>
      <text:p text:style-name="P2">Return tmpDpt </text:p>
      <text:p text:style-name="P2">43 </text:p>
      <text:p text:style-name="P2">End Function </text:p>
      <text:p text:style-name="P2">44 </text:p>
      <text:p text:style-name="P2">45 </text:p>
      <text:p text:style-name="P2">'Create an instance of the type </text:p>
      <text:p text:style-name="P2">46 </text:p>
      <text:p text:style-name="P2">Dim Employee As EmployeeType </text:p>
      <text:p text:style-name="P2">47 </text:p>
      <text:p text:style-name="P2">48 </text:p>
      <text:p text:style-name="P2">'Initialize the Employee type </text:p>
      <text:p text:style-name="P2">49 </text:p>
      <text:p text:style-name="P2">With Employee </text:p>
      <text:p text:style-name="P2">.fname = "Susan"</text:p>
      <text:p text:style-name="P2">51 </text:p>
      <text:p text:style-name="P2">.lname = "Jones" </text:p>
      <text:p text:style-name="P2"/>
      <text:p text:style-name="P2"/>
      <text:p text:style-name="P2"/>
      <text:p text:style-name="P2">52 </text:p>
      <text:p text:style-name="P2">53 </text:p>
      <text:p text:style-name="P2">54 </text:p>
      <text:p text:style-name="P2">55 </text:p>
      <text:p text:style-name="P2">56 </text:p>
      <text:p text:style-name="P2">57 </text:p>
      <text:p text:style-name="P2">58 </text:p>
      <text:p text:style-name="P2">59 </text:p>
      <text:p text:style-name="P2">60 </text:p>
      <text:p text:style-name="P2">61 </text:p>
      <text:p text:style-name="P2">62 </text:p>
      <text:p text:style-name="P2"><text:soft-page-break/>63 </text:p>
      <text:p text:style-name="P2">64 </text:p>
      <text:p text:style-name="P2">65 </text:p>
      <text:p text:style-name="P2">66 </text:p>
      <text:p text:style-name="P2">67 </text:p>
      <text:p text:style-name="P2">68 </text:p>
      <text:p text:style-name="P2">69</text:p>
      <text:p text:style-name="P2"/>
      <text:p text:style-name="P2"/>
      <text:p text:style-name="P2"><text:s/>.empid = 1001 </text:p>
      <text:p text:style-name="P2">.dept = InitDept(24) 'get dept info </text:p>
      <text:p text:style-name="P2">End With </text:p>
      <text:p text:style-name="P2"/>
      <text:p text:style-name="P2"/>
      <text:p text:style-name="P2">'Print out header row </text:p>
      <text:p text:style-name="P2">Print "First Name";Tab(13);"Last Name";Tab(25);"Emp ID";Tab(33); </text:p>
      <text:p text:style-name="P2">Print "Dept";Tab(39);"Manager";Tab(47);"Floor" </text:p>
      <text:p text:style-name="P2">Print String(79, "") </text:p>
      <text:p text:style-name="P2">'Print out data </text:p>
      <text:p text:style-name="P2">With Employee</text:p>
      <text:p text:style-name="P2"/>
      <text:p text:style-name="P2"/>
      <text:p text:style-name="P2"><text:s/>Print Rtrim(.fname);Tab(13);Rtrim(.lname);Tab(24);.empid;Tab(32); </text:p>
      <text:p text:style-name="P2">With .dept </text:p>
      <text:p text:style-name="P2">Print .id;Tab(38);.managerid;Tab(46);.floor </text:p>
      <text:p text:style-name="P2">End With </text:p>
      <text:p text:style-name="P2">End With </text:p>
      <text:p text:style-name="P2"/>
      <text:p text:style-name="P2"/>
      <text:p text:style-name="P2">Sleep </text:p>
      <text:p text:style-name="P2">End </text:p>
      <text:p text:style-name="P2"/>
      <text:p text:style-name="P2"/>
      <text:p text:style-name="P2">Listing 10.3: type-assign.bas </text:p>
      <text:p text:style-name="P2"/>
      <text:p text:style-name="P2"><text:tab/>Analysis: This program is identical to the previous program, with the addition of the department initialization function in lines 18 through 43. The functions is defined in line18 as returning the Department Type, with one parameter, the department id. Line 19creates a temporary department type variable that will be <text:soft-page-break/>initialized with the appropriate data, and returned from the function. The function uses a Select Case block to set the </text:p>
      <text:p text:style-name="P2">data within the temporary type. The Select statement will execute the block of code that matches the deptid. If no matches are found, the Else case will return a zero for each element. Since it is probable that no dept will have an id of 0, this value can be checked to make sure that the passed deptid is valid. The Return statement in line 42 returns the initialized dept information to the caller. </text:p>
      <text:p text:style-name="P2"/>
      <text:p text:style-name="P2">The function is used in line 53 to set the data values for the department in the Employee type. Although this program doesn't include a check for an invalid department id for clarity, you could add a check on the department id following the Employee initialization code to make sure that a valid department id was used in the function. </text:p>
      <text:p text:style-name="P2"/>
      <text:p text:style-name="P2">The rest of the program is the same as the previous program, and prints the employee information to the screen. </text:p>
      <text:p text:style-name="P2"/>
      <text:p text:style-name="P2">When you run the program, you should see that the output is identical to the previous program output. </text:p>
      <text:p text:style-name="P2"/>
      <text:p text:style-name="P2">First Name Last Name Emp ID Dept Manager Floor </text:p>
      <text:p text:style-name="P2"/>
      <text:p text:style-name="P2"/>
      <text:p text:style-name="P2">Susan Jones 1001 24 1012 13 </text:p>
      <text:p text:style-name="P2"/>
      <text:p text:style-name="P2"/>
      <text:p text:style-name="P2">Output 10.3: Output of type-assign.bas </text:p>
      <text:p text:style-name="P2"/>
      <text:p text:style-name="P2"/>
      <text:p text:style-name="P2">By just adding a simple function to the program, you have made the program easier to maintain than the previous versions. If a new department is created, you can simply update the InitDept function with the new department information, recompile and the program is ready to go. </text:p>
      <text:p text:style-name="P2"/>
      <text:h text:style-name="Heading_20_3" text:outline-level="3">Pointers to Types </text:h>
      <text:p text:style-name="P2"/>
      <text:p text:style-name="P2">You can create a pointer to a type, just as you can create a <text:soft-page-break/>pointer to any of the intrinsic data types, and the same rules apply. As with any pointer, you must allocate some memory for the pointer, dereference the data elements, and deallocate the pointer when you are done using it. Type pointers use the arrow notation, -&gt;, rather than the dot notation to access the individual fields with a type. </text:p>
      <text:p text:style-name="P2"/>
      <text:p text:style-name="P2">In the previous program listing, the error checking on an invalid department id was clunky at best. A better method is to have the InitDept function return a success code that indicates a valid department id. The following program implements this strategy,</text:p>
      <text:p text:style-name="P2">and uses a Department Type pointer to hold the department information for the Employee </text:p>
      <text:p text:style-name="P2">type. </text:p>
      <text:p text:style-name="P2"/>
      <text:p text:style-name="P2">1 </text:p>
      <text:p text:style-name="P2">Option Explicit </text:p>
      <text:p text:style-name="P2">2 </text:p>
      <text:p text:style-name="P2">3 </text:p>
      <text:p text:style-name="P2">#define deptok 0 </text:p>
      <text:p text:style-name="P2">4 </text:p>
      <text:p text:style-name="P2">5 </text:p>
      <text:p text:style-name="P2">'Create the type definition </text:p>
      <text:p text:style-name="P2">6 </text:p>
      <text:p text:style-name="P2">Type Department Type </text:p>
      <text:p text:style-name="P2">7 </text:p>
      <text:p text:style-name="P2">id As Integer </text:p>
      <text:p text:style-name="P2">8 </text:p>
      <text:p text:style-name="P2">managerid As Integer </text:p>
      <text:p text:style-name="P2">9 </text:p>
      <text:p text:style-name="P2">floor As Integer </text:p>
      <text:p text:style-name="P2">10 </text:p>
      <text:p text:style-name="P2">End Type </text:p>
      <text:p text:style-name="P2">11 </text:p>
      <text:p text:style-name="P2">12 </text:p>
      <text:p text:style-name="P2">Type EmployeeType13 </text:p>
      <text:p text:style-name="P2">fname As String * 1014 </text:p>
      <text:p text:style-name="P2">lname As String * 1015 </text:p>
      <text:p text:style-name="P2">empid As Integer16 </text:p>
      <text:p text:style-name="P2">dept As Department Type </text:p>
      <text:p text:style-name="P2">17 </text:p>
      <text:p text:style-name="P2">End Type </text:p>
      <text:p text:style-name="P2"><text:soft-page-break/>18 </text:p>
      <text:p text:style-name="P2">19 </text:p>
      <text:p text:style-name="P2">'This function will init the dept type and return it to caller </text:p>
      <text:p text:style-name="P2">20 </text:p>
      <text:p text:style-name="P2">Function InitDept(deptid As Integer, dpt As Department Type Ptr ) As Integer </text:p>
      <text:p text:style-name="P2">21 </text:p>
      <text:p text:style-name="P2">Dim ret As Integer = deptok22 </text:p>
      <text:p text:style-name="P2">23 </text:p>
      <text:p text:style-name="P2">Select Case deptid24 </text:p>
      <text:p text:style-name="P2">Case 24 'dept 24 </text:p>
      <text:p text:style-name="P2">25 </text:p>
      <text:p text:style-name="P2">dpt&gt;</text:p>
      <text:p text:style-name="P2">id = deptid </text:p>
      <text:p text:style-name="P2">26 </text:p>
      <text:p text:style-name="P2">dpt&gt;</text:p>
      <text:p text:style-name="P2">managerid = 1012 </text:p>
      <text:p text:style-name="P2">27 </text:p>
      <text:p text:style-name="P2">dpt&gt;</text:p>
      <text:p text:style-name="P2">floor = 1328 </text:p>
      <text:p text:style-name="P2">Case 48 'dept 48 </text:p>
      <text:p text:style-name="P2"/>
      <text:p text:style-name="P2"/>
      <text:p text:style-name="P2"/>
      <text:p text:style-name="P2">29 </text:p>
      <text:p text:style-name="P2">dpt&gt;</text:p>
      <text:p text:style-name="P2">id = deptid </text:p>
      <text:p text:style-name="P2">30 </text:p>
      <text:p text:style-name="P2">dpt&gt;</text:p>
      <text:p text:style-name="P2">managerid = 1024 </text:p>
      <text:p text:style-name="P2">31 </text:p>
      <text:p text:style-name="P2">dpt&gt;</text:p>
      <text:p text:style-name="P2">floor = 1232 </text:p>
      <text:p text:style-name="P2">Case Else 'In case a bad department id was passed </text:p>
      <text:p text:style-name="P2">33 </text:p>
      <text:p text:style-name="P2">dpt&gt;</text:p>
      <text:p text:style-name="P2">id = 0 </text:p>
      <text:p text:style-name="P2">34 </text:p>
      <text:p text:style-name="P2">dpt&gt;</text:p>
      <text:p text:style-name="P2">managerid = 0 </text:p>
      <text:p text:style-name="P2">35 </text:p>
      <text:p text:style-name="P2"><text:soft-page-break/>dpt&gt;</text:p>
      <text:p text:style-name="P2">floor = 0 </text:p>
      <text:p text:style-name="P2">36 </text:p>
      <text:p text:style-name="P2">ret = Not deptok37 </text:p>
      <text:p text:style-name="P2">End Select38 </text:p>
      <text:p text:style-name="P2">'Return the dept status39 </text:p>
      <text:p text:style-name="P2">Return ret </text:p>
      <text:p text:style-name="P2">40 </text:p>
      <text:p text:style-name="P2">End Function </text:p>
      <text:p text:style-name="P2">41 </text:p>
      <text:p text:style-name="P2">42 </text:p>
      <text:p text:style-name="P2">'Create an instance of the types </text:p>
      <text:p text:style-name="P2">43 </text:p>
      <text:p text:style-name="P2">Dim Employee As EmployeeType </text:p>
      <text:p text:style-name="P2">44 </text:p>
      <text:p text:style-name="P2">Dim tmpDept As Department Type Ptr </text:p>
      <text:p text:style-name="P2">45 </text:p>
      <text:p text:style-name="P2">46 </text:p>
      <text:p text:style-name="P2">'Initialize the pointer </text:p>
      <text:p text:style-name="P2">47 </text:p>
      <text:p text:style-name="P2">tmpDept = Callocate(Sizeof(Department Type)) </text:p>
      <text:p text:style-name="P2">48 </text:p>
      <text:p text:style-name="P2">'Get the department info, check return </text:p>
      <text:p text:style-name="P2">49 </text:p>
      <text:p text:style-name="P2">If InitDept(24, tmpDept) &lt;&gt; deptok Then50 </text:p>
      <text:p text:style-name="P2">'Error on dept type51 </text:p>
      <text:p text:style-name="P2">Deallocate tmpDept52 </text:p>
      <text:p text:style-name="P2">Print "Invalid Department ID." </text:p>
      <text:p text:style-name="P2">53 </text:p>
      <text:p text:style-name="P2">Else54 </text:p>
      <text:p text:style-name="P2">'Department ok, init the Employee type55 </text:p>
      <text:p text:style-name="P2">With Employee56 </text:p>
      <text:p text:style-name="P2">.fname = "Susan"</text:p>
      <text:p text:style-name="P2">57 </text:p>
      <text:p text:style-name="P2">.lname = "Jones"</text:p>
      <text:p text:style-name="P2">58 </text:p>
      <text:p text:style-name="P2">.empid = 100159 </text:p>
      <text:p text:style-name="P2">.dept = *tmpDept 'Dereference the pointer60 </text:p>
      <text:p text:style-name="P2">End With61 </text:p>
      <text:p text:style-name="P2">'Don't need the dept info now62 </text:p>
      <text:p text:style-name="P2">Deallocate tmpDept63 </text:p>
      <text:p text:style-name="P2"><text:soft-page-break/>'Print out header row64 </text:p>
      <text:p text:style-name="P2">Print "First Name";Tab(13);"Last Name";Tab(25);"Emp ID";Tab(33);</text:p>
      <text:p text:style-name="P2">65 </text:p>
      <text:p text:style-name="P2">Print "Dept";Tab(39);"Manager";Tab(47);"Floor"</text:p>
      <text:p text:style-name="P2">66 </text:p>
      <text:p text:style-name="P2">Print String(79, "")</text:p>
      <text:p text:style-name="P2">67 </text:p>
      <text:p text:style-name="P2">'Print out data68 </text:p>
      <text:p text:style-name="P2">With Employee69 </text:p>
      <text:p text:style-name="P2">Print Rtrim(.fname);Tab(13);Rtrim(.lname);Tab(24);.empid;Tab(32);</text:p>
      <text:p text:style-name="P2">70 </text:p>
      <text:p text:style-name="P2">With .dept71 </text:p>
      <text:p text:style-name="P2">Print .id;Tab(38);.managerid;Tab(46);.floor72 </text:p>
      <text:p text:style-name="P2">End With73 </text:p>
      <text:p text:style-name="P2">End With </text:p>
      <text:p text:style-name="P2"/>
      <text:p text:style-name="P2"/>
      <text:p text:style-name="P2"/>
      <text:p text:style-name="P2">74 </text:p>
      <text:p text:style-name="P2">End If </text:p>
      <text:p text:style-name="P2">75 </text:p>
      <text:p text:style-name="P2">76 </text:p>
      <text:p text:style-name="P2">Sleep </text:p>
      <text:p text:style-name="P2">77 </text:p>
      <text:p text:style-name="P2">End </text:p>
      <text:p text:style-name="P2"/>
      <text:p text:style-name="P2"/>
      <text:p text:style-name="P2">Listing 10.4: type-ptr.bas </text:p>
      <text:p text:style-name="P2"/>
      <text:p text:style-name="P2"><text:tab/>Analysis: This version of the program has a few modifications from the previous versions, but overall it is the same program. Line 3 defines a return for the InitDept function. If the functions returns this code, the department id is valid; if the function does not return this code, the department id is invalid. The type definitions are the same as used previously, but the function in line 20 has changed. </text:p>
      <text:p text:style-name="P2"/>
      <text:p text:style-name="P2">The function now returns an integer value, and there are two parameters, a department id and a pointer to the Department Type. Line 21 dimensions and initializes the function return value to deptok. If there are not errors, this value will be returned. If the <text:soft-page-break/>deptid is invalid, the Case Else will set the return value to Not deptok (-1) in line 36.</text:p>
      <text:p text:style-name="P2">This is a good technique to return boolean values from a function. By initializing the return variable to the “ok” status, you only need to set the variable to the “not ok” status,</text:p>
      <text:p text:style-name="P2">if an error occurs. Less typing, less code and fewer chances of introducing bugs into the </text:p>
      <text:p text:style-name="P2">program. </text:p>
      <text:p text:style-name="P2"/>
      <text:p text:style-name="P2">In the individual Case blocks, the arrow notation is used to access the individual </text:p>
      <text:p text:style-name="P2">fields of the type pointer. The -&gt; automatically dereferences the pointer for you, making it easier to manipulate the individual fields within the type. Line 39 returns the success code of the function. You don't need to return any type information, because the function is actually updating the external department type variable through the pointer. </text:p>
      <text:p text:style-name="P2"/>
      <text:p text:style-name="P2">Line 44 dimensions a Department Type pointer. Which is initialized in line 47.</text:p>
      <text:p text:style-name="P2">Remember that Callocate allocates a memory segment, clears the segment and thenreturns the address of the segment which is stored in the variable tmpDept. In line 49 theInitDept function is called inside an If statement. If the function fails, that is returns Notdeptok, then the program deallocates the pointer and prints an error message. If thefunction succeeds, that is returns deptok, then the Employee type is initialized and thedata is printed to the screen. Notice in line 59 that the program is still using a typeassignment, but because tmpDept is a pointer, the dereference operator must be used. </text:p>
      <text:p text:style-name="P2"/>
      <text:p text:style-name="P2">Line 62 shows the power of using pointers as intermediate data structures. Oncethe department data is in the Employee type, you don't need the department typereference. Line 62 deallocates tmpDept, freeing the memory it was using. There is nosense in wasting memory on data structures that you only use for a very short time. </text:p>
      <text:p text:style-name="P2"/>
      <text:p text:style-name="P2">The rest of the program is identical to the previous programs. </text:p>
      <text:p text:style-name="P2"/>
      <text:p text:style-name="P2">When you run this program you should again see the same <text:soft-page-break/>output as the previous </text:p>
      <text:p text:style-name="P2">programs. </text:p>
      <text:p text:style-name="P2"/>
      <text:p text:style-name="P2"/>
      <text:p text:style-name="P2">First Name Last Name Emp ID Dept Manager Floor </text:p>
      <text:p text:style-name="P2"/>
      <text:p text:style-name="P2"/>
      <text:p text:style-name="P2">Susan Jones 1001 24 1012 13 </text:p>
      <text:p text:style-name="P2"/>
      <text:p text:style-name="P2"/>
      <text:p text:style-name="P2">Output 10.4: Output of type-ptr.bas </text:p>
      <text:p text:style-name="P2"/>
      <text:p text:style-name="P2">This change, like the previous change, was minor—most of the original program isin intact—but the program is now much more robust, easier to manage, and less prone toerror than the original program. The fact that the output has not changed even thoughthe program has, is a good indicator that the changes that were made were did notcreate unwanted side effects in the program. This is what data abstraction does;</text:p>
      <text:p text:style-name="P2">minimize negative impacts on existing code. </text:p>
      <text:p text:style-name="P2"/>
      <text:h text:style-name="Heading_20_3" text:outline-level="3">Type Memory Arrays </text:h>
      <text:p text:style-name="P2"/>
      <text:p text:style-name="P2">In the chapter on pointers, you saw how to create a memory array of integersusing pointers. You can do the same with Type definitions, in much the same way. Thefollowing program creates a dynamic memory array using a type. </text:p>
      <text:p text:style-name="P2"/>
      <text:p text:style-name="P2">1 </text:p>
      <text:p text:style-name="P2">Option Explicit </text:p>
      <text:p text:style-name="P2">2 </text:p>
      <text:p text:style-name="P2">3 </text:p>
      <text:p text:style-name="P2">'Declare type </text:p>
      <text:p text:style-name="P2">4 </text:p>
      <text:p text:style-name="P2">Type myType5 </text:p>
      <text:p text:style-name="P2">id As Integer </text:p>
      <text:p text:style-name="P2">6 </text:p>
      <text:p text:style-name="P2">End Type </text:p>
      <text:p text:style-name="P2">7 </text:p>
      <text:p text:style-name="P2">8 </text:p>
      <text:p text:style-name="P2"><text:soft-page-break/>'Declare a pointer to the type </text:p>
      <text:p text:style-name="P2">9 </text:p>
      <text:p text:style-name="P2">Dim myTypePtr As myType Ptr </text:p>
      <text:p text:style-name="P2">10 </text:p>
      <text:p text:style-name="P2">Dim As Integer i </text:p>
      <text:p text:style-name="P2">11 </text:p>
      <text:p text:style-name="P2">12 </text:p>
      <text:p text:style-name="P2">'Create a memory array of types </text:p>
      <text:p text:style-name="P2">13 </text:p>
      <text:p text:style-name="P2">myTypePtr = Callocate(5, Sizeof(myType)) </text:p>
      <text:p text:style-name="P2">14 </text:p>
      <text:p text:style-name="P2">15 </text:p>
      <text:p text:style-name="P2">'Add some data to the type </text:p>
      <text:p text:style-name="P2">16 </text:p>
      <text:p text:style-name="P2">For i = 0 To 417 </text:p>
      <text:p text:style-name="P2">myTypePtr[i].id = i </text:p>
      <text:p text:style-name="P2">18 </text:p>
      <text:p text:style-name="P2">Next </text:p>
      <text:p text:style-name="P2">19 </text:p>
      <text:p text:style-name="P2">20 </text:p>
      <text:p text:style-name="P2">'Print data </text:p>
      <text:p text:style-name="P2">21 </text:p>
      <text:p text:style-name="P2">Print "Initial data:" </text:p>
      <text:p text:style-name="P2">22 </text:p>
      <text:p text:style-name="P2">For i = 0 To 423 </text:p>
      <text:p text:style-name="P2">Print myTypePtr[i].id </text:p>
      <text:p text:style-name="P2">24 </text:p>
      <text:p text:style-name="P2">Next </text:p>
      <text:p text:style-name="P2">25 </text:p>
      <text:p text:style-name="P2">Print </text:p>
      <text:p text:style-name="P2">26 </text:p>
      <text:p text:style-name="P2">27 </text:p>
      <text:p text:style-name="P2">'Resize the array </text:p>
      <text:p text:style-name="P2">28 </text:p>
      <text:p text:style-name="P2">myTypePtr = Reallocate(myTypePtr, 10) </text:p>
      <text:p text:style-name="P2"/>
      <text:p text:style-name="P2"/>
      <text:p text:style-name="P2"/>
      <text:p text:style-name="P2">29 </text:p>
      <text:p text:style-name="P2">30 </text:p>
      <text:p text:style-name="P2">'Add the new data </text:p>
      <text:p text:style-name="P2"><text:soft-page-break/>31 </text:p>
      <text:p text:style-name="P2">For i = 4 To 932 </text:p>
      <text:p text:style-name="P2">myTypePtr[i].id = i </text:p>
      <text:p text:style-name="P2">33 </text:p>
      <text:p text:style-name="P2">Next </text:p>
      <text:p text:style-name="P2">34 </text:p>
      <text:p text:style-name="P2">35 </text:p>
      <text:p text:style-name="P2">'Print data </text:p>
      <text:p text:style-name="P2">36 </text:p>
      <text:p text:style-name="P2">Print "New Data:" </text:p>
      <text:p text:style-name="P2">37 </text:p>
      <text:p text:style-name="P2">For i = 0 To 938 </text:p>
      <text:p text:style-name="P2">Print myTypePtr[i].id </text:p>
      <text:p text:style-name="P2">39 </text:p>
      <text:p text:style-name="P2">Next </text:p>
      <text:p text:style-name="P2">40 </text:p>
      <text:p text:style-name="P2">41 </text:p>
      <text:p text:style-name="P2">'Release memory </text:p>
      <text:p text:style-name="P2">42 </text:p>
      <text:p text:style-name="P2">Deallocate myTypeptr </text:p>
      <text:p text:style-name="P2">43 </text:p>
      <text:p text:style-name="P2">44 </text:p>
      <text:p text:style-name="P2">Sleep </text:p>
      <text:p text:style-name="P2">45 </text:p>
      <text:p text:style-name="P2">End </text:p>
      <text:p text:style-name="P2"/>
      <text:p text:style-name="P2"/>
      <text:p text:style-name="P2">Listing 10.5: memtype.bas </text:p>
      <text:p text:style-name="P2"/>
      <text:p text:style-name="analysis"><text:tab/>Analysis: Lines 4 through 6 declare a simple type. Line 9 dimensions a pointer tomyType, and line 10 creates an integer variable i for the following For-Next loops. Line 13allocates memory for 5 myType entries in the memory array. Lines 16 through 19initialize the individual type elements. Notice the syntax istype_variable[index].field_name. Since myTypePtr is a typed pointer, you can use theindex method to access each element in the array. You then use the dot notation toaccess each individual field of the type, just as you would using a single type variable.Lines 21 through 25 print the data to the screen using the same pointer index method. Line 28 resizes the memory array with an additional 5 type elements. Lines 31through 33 initialize the new memory segment with data, and lines 26 through 39 printthe all the data to the screen. Line 42 deallocates the memory and the program is closedin the usual <text:soft-page-break/>way. </text:p>
      <text:p text:style-name="P2"/>
      <text:p text:style-name="P2">When you run the program you should the following output. </text:p>
      <text:p text:style-name="P2"/>
      <text:p text:style-name="P2">Initial data:</text:p>
      <text:p text:style-name="P2"/>
      <text:p text:style-name="P2"/>
      <text:p text:style-name="P2"><text:s/>0</text:p>
      <text:p text:style-name="P2"/>
      <text:p text:style-name="P2"/>
      <text:p text:style-name="P2"><text:s/>1</text:p>
      <text:p text:style-name="P2"/>
      <text:p text:style-name="P2"/>
      <text:p text:style-name="P2"><text:s/>2</text:p>
      <text:p text:style-name="P2"/>
      <text:p text:style-name="P2"/>
      <text:p text:style-name="P2"><text:s/>3</text:p>
      <text:p text:style-name="P2"/>
      <text:p text:style-name="P2"/>
      <text:p text:style-name="P2"><text:s/>4 </text:p>
      <text:p text:style-name="P2"/>
      <text:p text:style-name="P2"/>
      <text:p text:style-name="P2">New Data: </text:p>
      <text:p text:style-name="P2"/>
      <text:p text:style-name="P2"/>
      <text:p text:style-name="P2"/>
      <text:p text:style-name="P2"><text:s/>0 </text:p>
      <text:p text:style-name="P2">1 </text:p>
      <text:p text:style-name="P2">2 </text:p>
      <text:p text:style-name="P2">3 </text:p>
      <text:p text:style-name="P2">4 </text:p>
      <text:p text:style-name="P2">5 </text:p>
      <text:p text:style-name="P2">6 </text:p>
      <text:p text:style-name="P2">7 </text:p>
      <text:p text:style-name="P2">8 </text:p>
      <text:p text:style-name="P2">9 </text:p>
      <text:p text:style-name="P2"/>
      <text:p text:style-name="P2"/>
      <text:p text:style-name="P2">Output 10.5: Output of memtype.bas </text:p>
      <text:p text:style-name="P2"/>
      <text:p text:style-name="P2">As you can see, creating a memory array of types is very straight <text:soft-page-break/>forward. Youcreate the number of elements you need by using Callocate and then using the indexpointer method, you can access each individual type field using the dot notation. Theadvantage of using this method is that you can create dynamic structures in memory andgrow or shrink them as necessary so that you are not wasting memory on elements youmay not need. You can of course create a standard array of types, which will be coveredin the chapter on arrays, and you can even create a dynamic array of types—but themethod shown here does not incur the overhead of a dynamic array, and can be passedto functions using the pointer method. </text:p>
      <text:p text:style-name="P2"/>
      <text:h text:style-name="Heading_20_2" text:outline-level="2">Dynamic Arrays in Types </text:h>
      <text:p text:style-name="P2"/>
      <text:p text:style-name="P2">FreeBasic does allow you you to create an array within a type, which is covered inthe chapter on arrays, but it does not allow you to create dynamic arrays in types. Thereare times when you will need to create a dynamic structure in a type, and this can beaccomplished by using memory array method within a type. The following programillustrates a dynamic array of a type within a type. </text:p>
      <text:p text:style-name="P2"/>
      <text:p text:style-name="P2">1 </text:p>
      <text:p text:style-name="P2">Option Explicit </text:p>
      <text:p text:style-name="P2">2 </text:p>
      <text:p text:style-name="P2">3 </text:p>
      <text:p text:style-name="P2">'This will be the dynamic type </text:p>
      <text:p text:style-name="P2">4 </text:p>
      <text:p text:style-name="P2">Type pt5 </text:p>
      <text:p text:style-name="P2">row As Integer6 </text:p>
      <text:p text:style-name="P2">col As Integer </text:p>
      <text:p text:style-name="P2">7 </text:p>
      <text:p text:style-name="P2">End Type </text:p>
      <text:p text:style-name="P2">8 </text:p>
      <text:p text:style-name="P2">9 </text:p>
      <text:p text:style-name="P2">'The base type: </text:p>
      <text:p text:style-name="P2">10 </text:p>
      <text:p text:style-name="P2">'darray will contain array data </text:p>
      <text:p text:style-name="P2">11 </text:p>
      <text:p text:style-name="P2">Type DType12 </text:p>
      <text:p text:style-name="P2">darray As pt Ptr </text:p>
      <text:p text:style-name="P2">13 </text:p>
      <text:p text:style-name="P2"><text:soft-page-break/>End Type </text:p>
      <text:p text:style-name="P2">14 </text:p>
      <text:p text:style-name="P2">15 </text:p>
      <text:p text:style-name="P2">'Create an instance of type </text:p>
      <text:p text:style-name="P2"><text:s/></text:p>
      <text:p text:style-name="P2"/>
      <text:p text:style-name="P2"/>
      <text:p text:style-name="P2">Dim myType As DType </text:p>
      <text:p text:style-name="P2">Dim As Integer i </text:p>
      <text:p text:style-name="P2"/>
      <text:p text:style-name="P2"/>
      <text:p text:style-name="P2">'Create enough space for elements </text:p>
      <text:p text:style-name="P2">myType.darray = Callocate(5, Sizeof(pt)) </text:p>
      <text:p text:style-name="P2"/>
      <text:p text:style-name="P2"/>
      <text:p text:style-name="P2">'Load data into array </text:p>
      <text:p text:style-name="P2"/>
      <text:p text:style-name="P2"/>
      <text:p text:style-name="P2">For i = 0 To 4 </text:p>
      <text:p text:style-name="P2"/>
      <text:p text:style-name="P2"/>
      <text:p text:style-name="P2">myType.darray[i].row = Int(Rnd * 10) + 1</text:p>
      <text:p text:style-name="P2"/>
      <text:p text:style-name="P2"/>
      <text:p text:style-name="P2"><text:s/>myType.darray[i].col = Int(Rnd * 10) + 1 </text:p>
      <text:p text:style-name="P2">Next </text:p>
      <text:p text:style-name="P2"/>
      <text:p text:style-name="P2"/>
      <text:p text:style-name="P2">'Print data </text:p>
      <text:p text:style-name="P2"/>
      <text:p text:style-name="P2"/>
      <text:p text:style-name="P2">For i = 0 To 4</text:p>
      <text:p text:style-name="P2"/>
      <text:p text:style-name="P2"/>
      <text:p text:style-name="P2"><text:s/>Locate myType.darray[i].row, myType.darray[i].col</text:p>
      <text:p text:style-name="P2"/>
      <text:p text:style-name="P2"/>
      <text:p text:style-name="P2"><text:s/>Print "X" </text:p>
      <text:p text:style-name="P2">Next </text:p>
      <text:p text:style-name="P2"/>
      <text:p text:style-name="P2"/>
      <text:p text:style-name="P2"><text:soft-page-break/>'Free allocated space </text:p>
      <text:p text:style-name="P2">Deallocate myType.darray </text:p>
      <text:p text:style-name="P2"/>
      <text:p text:style-name="P2"/>
      <text:p text:style-name="P2">Sleep </text:p>
      <text:p text:style-name="P2">End </text:p>
      <text:p text:style-name="P2"/>
      <text:p text:style-name="P2"/>
      <text:p text:style-name="P2">Listing 10.6: dynatype.bas </text:p>
      <text:p text:style-name="P2"/>
      <text:p text:style-name="analysis"><text:tab/>Analysis: Lines 4 through 7 define a type that will be used in the dynamic array.</text:p>
      <text:p text:style-name="analysis">The program will use the row and column to print a character to the screen. Lines 11through 13 define the base type. Notice that darray is dimensioned as a pointer to thetype pt. If you needed an array of integers, you would use As Integer Ptr. The methodsare the same whether using an intrinsic data type, or another type as illustrated here.</text:p>
      <text:p text:style-name="analysis">Line 20 allocates memory for 5 array elements. Since the program is creating an array oftypes, the second parameter to Callocate is the size of the type, pt. For an integer array itwould be Sizeof(Integer). Lines 23 through 26 initialize the type array with a randomrow and column which will be used within the print code that follows. The access syntaxin lines 24 and 25 follow what you have already seen; the dot notation is used to accessthe base type field darray, which is then accessed using the pointer indexing method,</text:p>
      <text:p text:style-name="analysis">since the program is using a typed pointer. The dot notation is then used to access theindividual fields of the array type. The syntax is the same as that shown with the typememory array, except here you have one additional level of indirection because the arrayis contained within a type. </text:p>
      <text:p text:style-name="analysis"/>
      <text:p text:style-name="analysis">Lines 29 through 32 use the row and column fields to print an X to the screen.</text:p>
      <text:p text:style-name="analysis">Again you can see that the dot notation and pointer index methods are used to accessthe fields within the type. Line 35 frees the memory allocated and the program is closedin the usual way. </text:p>
      <text:p text:style-name="P2"/>
      <text:p text:style-name="P2"/>
      <text:p text:style-name="P2">When you run the program you should see something similar to the following </text:p>
      <text:p text:style-name="P2">output.</text:p>
      <text:p text:style-name="P2"/>
      <text:p text:style-name="P2"><text:s/>X</text:p>
      <text:p text:style-name="P2"><text:soft-page-break/></text:p>
      <text:p text:style-name="P2"/>
      <text:p text:style-name="P2"><text:s/>X</text:p>
      <text:p text:style-name="P2"/>
      <text:p text:style-name="P2"/>
      <text:p text:style-name="P2"><text:s/>X</text:p>
      <text:p text:style-name="P2"/>
      <text:p text:style-name="P2"/>
      <text:p text:style-name="P2"><text:s/>X</text:p>
      <text:p text:style-name="P2"/>
      <text:p text:style-name="P2"/>
      <text:p text:style-name="P2"><text:s/>X </text:p>
      <text:p text:style-name="P2"/>
      <text:p text:style-name="P2"/>
      <text:p text:style-name="P2">Output 10.6: Output of dynatype.bas </text:p>
      <text:p text:style-name="P2"/>
      <text:p text:style-name="P2">The location of the X's will vary since the rows and columns are generatedrandomly, but since Randomize is not being used, you should the same layout between </text:p>
      <text:p text:style-name="P2">runs. </text:p>
      <text:p text:style-name="P2"/>
      <text:p text:style-name="P2">The two previous programs are quite similar in format. The differences are thelevels of indirection being used. In the memory array program, the type itself was beingused as the array element, so the pointer index was used at the top level, with the dotnotation used to access the field data. In this program, the memory array is embeddedwithin the type, so you use the standard dot notation to access the base type field,</text:p>
      <text:p text:style-name="P2">darray, and then use the pointer index method on the field to select the array element.</text:p>
      <text:p text:style-name="P2">Since the array element is a type, you use the dot notation to access the array elementfield, just as you would as if it were a simple type variable. </text:p>
      <text:p text:style-name="P2"/>
      <text:p text:style-name="P2">You could of course create a memory array that contained a memory array. In thiscase, you would use the pointer index method to select the base type element, and thenthe dot notation to select the memory array field, then a pointer index to access theelement within the embedded array, and finally the dot notation to select the arrayelement field. It sounds complicated, but is actually easier to implement than it is toexplain. The following program modifies the <text:soft-page-break/>previous program to illustrate this concept. </text:p>
      <text:p text:style-name="P2"/>
      <text:p text:style-name="P2">1 </text:p>
      <text:p text:style-name="P2">Option Explicit </text:p>
      <text:p text:style-name="P2">2 </text:p>
      <text:p text:style-name="P2">3 </text:p>
      <text:p text:style-name="P2">'This will be the embedded type </text:p>
      <text:p text:style-name="P2">4 </text:p>
      <text:p text:style-name="P2">Type pt5 </text:p>
      <text:p text:style-name="P2">row As Integer6 </text:p>
      <text:p text:style-name="P2">col As Integer </text:p>
      <text:p text:style-name="P2">7 </text:p>
      <text:p text:style-name="P2">End Type </text:p>
      <text:p text:style-name="P2">8 </text:p>
      <text:p text:style-name="P2">9 </text:p>
      <text:p text:style-name="P2">'The base type: </text:p>
      <text:p text:style-name="P2">10 </text:p>
      <text:p text:style-name="P2">'darray will contain array data </text:p>
      <text:p text:style-name="P2">11 </text:p>
      <text:p text:style-name="P2">Type DType12 </text:p>
      <text:p text:style-name="P2">darray As pt Ptr </text:p>
      <text:p text:style-name="P2"/>
      <text:p text:style-name="P2"/>
      <text:p text:style-name="P2"/>
      <text:p text:style-name="P2">13 </text:p>
      <text:p text:style-name="P2">End Type </text:p>
      <text:p text:style-name="P2">14 </text:p>
      <text:p text:style-name="P2">15 </text:p>
      <text:p text:style-name="P2">'Create a pointer to base type </text:p>
      <text:p text:style-name="P2">16 </text:p>
      <text:p text:style-name="P2">Dim myType As DType Ptr </text:p>
      <text:p text:style-name="P2">17 </text:p>
      <text:p text:style-name="P2">Dim As Integer i, j </text:p>
      <text:p text:style-name="P2">18 </text:p>
      <text:p text:style-name="P2">19 </text:p>
      <text:p text:style-name="P2">'Set up random number generator </text:p>
      <text:p text:style-name="P2">20 </text:p>
      <text:p text:style-name="P2">Randomize Timer </text:p>
      <text:p text:style-name="P2">21 </text:p>
      <text:p text:style-name="P2">22 </text:p>
      <text:p text:style-name="P2">'Create enough space for 3 base type elements </text:p>
      <text:p text:style-name="P2"><text:soft-page-break/>23 </text:p>
      <text:p text:style-name="P2">myType = Callocate(3, Sizeof(Dtype)) </text:p>
      <text:p text:style-name="P2">24 </text:p>
      <text:p text:style-name="P2">'Create space for 3 pt elements within base type </text:p>
      <text:p text:style-name="P2">25 </text:p>
      <text:p text:style-name="P2">For i = 0 To 2 </text:p>
      <text:p text:style-name="P2">26 </text:p>
      <text:p text:style-name="P2">myType[i].darray = Callocate(3, Sizeof(pt)) </text:p>
      <text:p text:style-name="P2">27 </text:p>
      <text:p text:style-name="P2">Next </text:p>
      <text:p text:style-name="P2">28 </text:p>
      <text:p text:style-name="P2">29 </text:p>
      <text:p text:style-name="P2">'Load data within the type arrays </text:p>
      <text:p text:style-name="P2">30 </text:p>
      <text:p text:style-name="P2">For i = 0 To 2 </text:p>
      <text:p text:style-name="P2">31 </text:p>
      <text:p text:style-name="P2">For j = 0 To 232 </text:p>
      <text:p text:style-name="P2">myType[i].darray[j].row = Int(Rnd * 10) + 133 </text:p>
      <text:p text:style-name="P2">myType[i].darray[j].col = Int(Rnd * 10) + 134 </text:p>
      <text:p text:style-name="P2">Next </text:p>
      <text:p text:style-name="P2">35 </text:p>
      <text:p text:style-name="P2">Next </text:p>
      <text:p text:style-name="P2">36 </text:p>
      <text:p text:style-name="P2">37 </text:p>
      <text:p text:style-name="P2">'Print data </text:p>
      <text:p text:style-name="P2">38 </text:p>
      <text:p text:style-name="P2">For i = 0 To 239 </text:p>
      <text:p text:style-name="P2">For j = 0 To 240 </text:p>
      <text:p text:style-name="P2">Locate myType[i].darray[j].row, myType[i].darray[j].col41 </text:p>
      <text:p text:style-name="P2">Print "X"</text:p>
      <text:p text:style-name="P2">42 </text:p>
      <text:p text:style-name="P2">Next </text:p>
      <text:p text:style-name="P2">43 </text:p>
      <text:p text:style-name="P2">Next </text:p>
      <text:p text:style-name="P2">44 </text:p>
      <text:p text:style-name="P2">45 </text:p>
      <text:p text:style-name="P2">'Free embedded type array </text:p>
      <text:p text:style-name="P2">46 </text:p>
      <text:p text:style-name="P2">For i = 0 To 247 </text:p>
      <text:p text:style-name="P2">Deallocate myType[i].darray </text:p>
      <text:p text:style-name="P2">48 </text:p>
      <text:p text:style-name="P2"><text:soft-page-break/>Next </text:p>
      <text:p text:style-name="P2">49 </text:p>
      <text:p text:style-name="P2">'Free base type array </text:p>
      <text:p text:style-name="P2">50 </text:p>
      <text:p text:style-name="P2">Deallocate myType </text:p>
      <text:p text:style-name="P2">51 </text:p>
      <text:p text:style-name="P2">52 </text:p>
      <text:p text:style-name="P2">Sleep </text:p>
      <text:p text:style-name="P2">53 </text:p>
      <text:p text:style-name="P2">End </text:p>
      <text:p text:style-name="P2"/>
      <text:p text:style-name="P2"/>
      <text:p text:style-name="P2">Listing 10.7: dyna-type2.bas </text:p>
      <text:p text:style-name="P2"/>
      <text:p text:style-name="analysis"><text:tab/>Analysis: Line 4 through 7 define the type that that will be an array within the basetype. Lines 11 through 13 define the base type. Darray is dimensioned as a pointer to the type pt since this will be a memory array with the base type. Line 16 defines a pointer tothe base type, Dtype, since the base type will also be a memory array. Line 17 definestwo working variables, i and j, which will be used in the For-Next loops to create and loaddata within the types. Line 20 initializes the random number generator. </text:p>
      <text:p text:style-name="analysis">Line 23 creates a three-element memory using the base type. Lines 25 through 27then create a three-element memory array using the subtype, pt, for each base typeelement. Notice that the base type, myType is indexed using the pointer index methodsince it is a pointer, and each darray element is initialized using Callocate, since darray isalso a pointer. Lines 30 through 35 load data into the memory array elements row andcolumn. The outer For loop indexes the base type pointer, while the inner loop indexesthe darray type pointer. Since darray is an element of myType, darray is selected usingthe dot notation, and since row and col are elements of daray, these are selected usingthe dot notation. </text:p>
      <text:p text:style-name="analysis">Lines 38 through 43 use the same logic to print the X's on the screen. The outerloop selects the base type pointer, while the inner loop selects the embedded pointer.The row and col elements of darray are used in the Locate statement to move the cursorto the position described by the row and col variables, and an X is printed to the screen. </text:p>
      <text:p text:style-name="analysis">Lines 46 through 48 deallocate the darray memory array. The order of deallocationis important here. You must deallocate the embedded array first, before you deallocatethe base type array. If you deallocate the base type array without deallocating theembedded array, the embedded array elements will remain in memory causing amemory leak. The rule of thumb here is to <text:soft-page-break/>deallocate the inner most pointer elementsfirst, and then work out toward the base pointer element. Line 50 deallocates the basetype elements, only after the darray elements have been deallocated. The program isthen closed in the usual way. </text:p>
      <text:p text:style-name="P2"/>
      <text:p text:style-name="P2">When you run the program you should see something similar to the followingoutput. There should be nine X's, however since the random number generator is workingwithin a 10 by 10 space, it is possible two X's may occupy the same row and column, soyou may not see all nine X's.</text:p>
      <text:p text:style-name="P2"/>
      <text:p text:style-name="P2"><text:s/>X X</text:p>
      <text:p text:style-name="P2"/>
      <text:p text:style-name="P2"/>
      <text:p text:style-name="P2"><text:s/>X X</text:p>
      <text:p text:style-name="P2"/>
      <text:p text:style-name="P2"/>
      <text:p text:style-name="P2"><text:s/>X</text:p>
      <text:p text:style-name="P2"/>
      <text:p text:style-name="P2"/>
      <text:p text:style-name="P2"><text:s/>X</text:p>
      <text:p text:style-name="P2"/>
      <text:p text:style-name="P2"/>
      <text:p text:style-name="P2"><text:s/>X X</text:p>
      <text:p text:style-name="P2"/>
      <text:p text:style-name="P2"/>
      <text:p text:style-name="P2"><text:s/>X </text:p>
      <text:p text:style-name="P2"/>
      <text:p text:style-name="P2"/>
      <text:p text:style-name="P2">Output 10.7: Output of dyna-type2.bas </text:p>
      <text:p text:style-name="P2"/>
      <text:p text:style-name="P2"/>
      <text:p text:style-name="P3"/>
      <text:p text:style-name="P2">While this may seem confusing at first, if you look at the code you will see arecurring pattern. The pointer elements are selected using the pointer index method,</text:p>
      <text:p text:style-name="P2">followed by the dot notation to select the individual type elements. You start with thebase type, in this case myType, index the pointer, and then select the elements using thedot notation, in this case darray. Since darray is a pointer, it is selected using a pointerindex, followed by the dot notation to select the row and col elements. The pattern,</text:p>
      <text:p text:style-name="P2">pointer index, dot notation, pointer index, dot notation would be used for as many levelsas needed to resolve a individual element within the memory array. </text:p>
      <text:p text:style-name="P2"/>
      <text:p text:style-name="P2">The following diagram shows the memory layout of the program. </text:p>
      <text:p text:style-name="P2"/>
      <text:p text:style-name="P2">MyType[0] &gt; </text:p>
      <text:p text:style-name="P2">.darray[0] &gt; </text:p>
      <text:p text:style-name="P2">.row, .col </text:p>
      <text:p text:style-name="P2"/>
      <text:p text:style-name="P2"/>
      <text:p text:style-name="P2">.darray[1] &gt; </text:p>
      <text:p text:style-name="P2">.row, .col </text:p>
      <text:p text:style-name="P2"/>
      <text:p text:style-name="P2"/>
      <text:p text:style-name="P2">.darray[2] &gt; </text:p>
      <text:p text:style-name="P2">.row, .col </text:p>
      <text:p text:style-name="P2"/>
      <text:p text:style-name="P2"/>
      <text:p text:style-name="P2">MyType[1] &gt; </text:p>
      <text:p text:style-name="P2">.darray[0] &gt; </text:p>
      <text:p text:style-name="P2">.row, .col </text:p>
      <text:p text:style-name="P2"/>
      <text:p text:style-name="P2"/>
      <text:p text:style-name="P2">.darray[1] &gt; </text:p>
      <text:p text:style-name="P2">.row, .col </text:p>
      <text:p text:style-name="P2"/>
      <text:p text:style-name="P2"/>
      <text:p text:style-name="P2">.darray[2] &gt; </text:p>
      <text:p text:style-name="P2">.row, .col </text:p>
      <text:p text:style-name="P2"/>
      <text:p text:style-name="P2"><text:soft-page-break/></text:p>
      <text:p text:style-name="P2">MyType[2] &gt; </text:p>
      <text:p text:style-name="P2">.darray[0] &gt; </text:p>
      <text:p text:style-name="P2">.row, .col </text:p>
      <text:p text:style-name="P2"/>
      <text:p text:style-name="P2"/>
      <text:p text:style-name="P2">.darray[1] &gt; </text:p>
      <text:p text:style-name="P2">.row, .col </text:p>
      <text:p text:style-name="P2"/>
      <text:p text:style-name="P2"/>
      <text:p text:style-name="P2">.darray[2] &gt; </text:p>
      <text:p text:style-name="P2">.row, .col </text:p>
      <text:p text:style-name="P2"/>
      <text:p text:style-name="P2"/>
      <text:p text:style-name="P2">You can see the pattern reflected in the diagram. If row were a type pointer, thenyou would just repeat the pattern of index, dot notation on row to resolve the next levelof elements. This type of data structure gives you a lot of flexibility in your programming.</text:p>
      <text:p text:style-name="P2">There is no need to have three darray elements for each base element; myType[0] maypoint to 4 elements and myType[2] may point to 1 element. You would need to add anadditional field in myType to indicate how many darray elements were each myTypeelement, but that is a minor adjustment and easily programmed. What this concept givesyou is tight control over your data structures, efficient use of memory and at a relativelylow cost in code. </text:p>
      <text:p text:style-name="P2"/>
      <text:p text:style-name="P2">Function Pointers in Types </text:p>
      <text:p text:style-name="P2"/>
      <text:p text:style-name="P2">Once you have created a type definition, you will usually need to create one ormore subroutines or functions that act on that data. By using function pointers, you cangroup the code that acts on this data right along with the data itself. This gives you apowerful capability to organize your data into code objects that operate as a single unit.</text:p>
      <text:p text:style-name="P2">This is one of the ideas behind OOP, or object oriented programming; encapsulating dataand the methods (subroutines and functions) that operate on that data into a singleentity. While FreeBasic doesn't yet support object oriented programming, you can derivesome of the benefits of OOP by using functions pointers along with data when you createyour type definitions. </text:p>
      <text:p text:style-name="P2"/>
      <text:p text:style-name="P2"><text:soft-page-break/>You define a function (or subroutine) pointer by declaring a prototype functiondeclaration with the type element name. The following code snippet shows a typicaldeclaration. </text:p>
      <text:p text:style-name="P2"/>
      <text:p text:style-name="P2">Type myObject </text:p>
      <text:p text:style-name="P2"/>
      <text:p text:style-name="P2"/>
      <text:p text:style-name="P2">arg1 As Integer </text:p>
      <text:p text:style-name="P2"/>
      <text:p text:style-name="P2"/>
      <text:p text:style-name="P2">arg2 As Integer </text:p>
      <text:p text:style-name="P2"/>
      <text:p text:style-name="P2"/>
      <text:p text:style-name="P2">ret As Integer </text:p>
      <text:p text:style-name="P2"/>
      <text:p text:style-name="P2"/>
      <text:p text:style-name="P2"/>
      <text:p text:style-name="P2">myFunc As Function(arg1 As Integer, arg2 As Integer) As Integer </text:p>
      <text:p text:style-name="P2">End Type </text:p>
      <text:p text:style-name="P2">Declare Function typeFunc(arg1 As Integer, arg2 As Integer) As Integer </text:p>
      <text:p text:style-name="P2">... </text:p>
      <text:p text:style-name="P2">Dim Obj as myObject </text:p>
      <text:p text:style-name="P2">Obj.myFunc = @typeFunc </text:p>
      <text:p text:style-name="P2">... </text:p>
      <text:p text:style-name="P2">Function typeFunc(arg1 As Integer, arg2 As Integer) As Integer </text:p>
      <text:p text:style-name="P2"/>
      <text:p text:style-name="P2"/>
      <text:p text:style-name="P2">... </text:p>
      <text:p text:style-name="P2">End Function </text:p>
      <text:p text:style-name="P2"/>
      <text:p text:style-name="P2"/>
      <text:p text:style-name="P2">The type definition is defined using data in the normal manner, along with a field,</text:p>
      <text:p text:style-name="P2">myFunc, that is defined As Function. When a field is defined As Function or As Sub, thiscreates a pointer to the function or subroutine. Notice that the type definition of myFuncdoesn't include a function, but does include the parameter and return types. Since this isa pointer field, the name isn't required, but the parameters and return type in theprototype declaration, must match the actual function in order for the compiler to do typechecking on the pointer <text:soft-page-break/>field. </text:p>
      <text:p text:style-name="P2"/>
      <text:p text:style-name="P2">The Declare statement following the type is needed as a forward reference so thatthe compiler knows that a function is defined somewhere in the code. If you left out thedeclaration, you would get a variable not declared error when trying the to compile thecode. You create an instance of the type using the Dim statement, just as you have seenin the other examples. Since myFunc is a pointer, you can't use it until you initialize thepointer and you do this by using the Addressof operator on the real function's name. Thiswill store the address of the function in myFunc, which is used when calling the function.</text:p>
      <text:p text:style-name="P2">The real function must be coded of course, so that you actually have some code to callwhen using the function pointer. </text:p>
      <text:p text:style-name="P2"/>
      <text:p text:style-name="P2">The following program illustrates creating and using a function pointer in a type </text:p>
      <text:p text:style-name="P2">def. </text:p>
      <text:p text:style-name="P2"/>
      <text:p text:style-name="P2">1 </text:p>
      <text:p text:style-name="P2">Option Explicit </text:p>
      <text:p text:style-name="P2">2 </text:p>
      <text:p text:style-name="P2">3 </text:p>
      <text:p text:style-name="P2">'Create a type definition that has data and function ptr </text:p>
      <text:p text:style-name="P2">4 </text:p>
      <text:p text:style-name="P2">Type myObject </text:p>
      <text:p text:style-name="P2">5 </text:p>
      <text:p text:style-name="P2">arg1 As Integer </text:p>
      <text:p text:style-name="P2">6 </text:p>
      <text:p text:style-name="P2">arg2 As Integer </text:p>
      <text:p text:style-name="P2">7 </text:p>
      <text:p text:style-name="P2">ret As Integer </text:p>
      <text:p text:style-name="P2">8 </text:p>
      <text:p text:style-name="P2">myFunc As Function(arg1 As Integer, arg2 As Integer) As Integer </text:p>
      <text:p text:style-name="P2">9 </text:p>
      <text:p text:style-name="P2">End Type </text:p>
      <text:p text:style-name="P2">10 </text:p>
      <text:p text:style-name="P2">11 </text:p>
      <text:p text:style-name="P2">'Need to declare function for forward reference </text:p>
      <text:p text:style-name="P2">12 </text:p>
      <text:p text:style-name="P2">Declare Function typeFunc(arg1 As Integer, arg2 As Integer) As <text:soft-page-break/>Integer </text:p>
      <text:p text:style-name="P2">13 </text:p>
      <text:p text:style-name="P2">'Create a type variable </text:p>
      <text:p text:style-name="P2">14 </text:p>
      <text:p text:style-name="P2">Dim Obj As myObject </text:p>
      <text:p text:style-name="P2">15 </text:p>
      <text:p text:style-name="P2">'Set the address of the function </text:p>
      <text:p text:style-name="P2">16 </text:p>
      <text:p text:style-name="P2">Obj.myFunc = @typeFunc </text:p>
      <text:p text:style-name="P2"/>
      <text:p text:style-name="P2"/>
      <text:p text:style-name="P2"/>
      <text:p text:style-name="P2">17 </text:p>
      <text:p text:style-name="P2">'Set the data elements </text:p>
      <text:p text:style-name="P2">18 </text:p>
      <text:p text:style-name="P2">Obj.arg1 = 1 </text:p>
      <text:p text:style-name="P2">19 </text:p>
      <text:p text:style-name="P2">Obj.arg2 = 5 </text:p>
      <text:p text:style-name="P2">20 </text:p>
      <text:p text:style-name="P2">'Call the function </text:p>
      <text:p text:style-name="P2">21 </text:p>
      <text:p text:style-name="P2">Obj.ret = Obj.myFunc(obj.arg1, Obj.arg2) </text:p>
      <text:p text:style-name="P2">22 </text:p>
      <text:p text:style-name="P2">'Show result </text:p>
      <text:p text:style-name="P2">23 </text:p>
      <text:p text:style-name="P2">Print "Func return is";Obj.ret </text:p>
      <text:p text:style-name="P2">24 </text:p>
      <text:p text:style-name="P2">25 </text:p>
      <text:p text:style-name="P2">Sleep </text:p>
      <text:p text:style-name="P2">26 </text:p>
      <text:p text:style-name="P2">End </text:p>
      <text:p text:style-name="P2">27 </text:p>
      <text:p text:style-name="P2">28 </text:p>
      <text:p text:style-name="P2">Function typeFunc(arg1 As Integer, arg2 As Integer) As Integer </text:p>
      <text:p text:style-name="P2">29 </text:p>
      <text:p text:style-name="P2">Return arg1 + arg2 </text:p>
      <text:p text:style-name="P2"/>
      <text:p text:style-name="P2"/>
      <text:p text:style-name="P2">End Function </text:p>
      <text:p text:style-name="P2"/>
      <text:p text:style-name="P2"/>
      <text:p text:style-name="P2"><text:soft-page-break/>Listing 10.8: type-func.bas </text:p>
      <text:p text:style-name="P2"/>
      <text:p text:style-name="analysis"><text:tab/>Analysis: Lines 4 through 9 define a type with both integer data fields and afunction pointer field. MyFunc is defined As Function along with the function prototype.</text:p>
      <text:p text:style-name="analysis">This sets up myFunc as a function pointer. The Declaration statement in line 12 is used asa forward reference to the actual function code. If you did not supply the declaration, youwould get a variable not found error on line 16. Line 14 creates a variable of the typeand line 16 uses the Addressof operator to initialize the function pointer to the address oftypeFunc, the actual function. Lines 18 and 19 initialize the data fields, arg1 and arg2.</text:p>
      <text:p text:style-name="analysis">Line 21 actually calls the function with the proper arguments. Notice that the dot notationis used in calling the function, myFunc as well as passing the data to the function. Obj.retolds the functions return value. </text:p>
      <text:p text:style-name="analysis">The program is closed using the Sleep and End commands, followed by thefunction definition. Whenever you create a function pointer, you must have somecorresponding function code in order to pass the address of that code to the functionpointer. </text:p>
      <text:p text:style-name="P2"/>
      <text:p text:style-name="P2">When you run the program, you should see the following output.</text:p>
      <text:p text:style-name="P2"/>
      <text:p text:style-name="P2"><text:s/>Func return is 6 </text:p>
      <text:p text:style-name="P2"/>
      <text:p text:style-name="P2"/>
      <text:p text:style-name="P2">Output 10.8: Output of type-func.bas </text:p>
      <text:p text:style-name="P2"/>
      <text:p text:style-name="P2">As you can see, function pointers are quite simple to define and use. Not only isyour data encapsulated within a single code object, the methods that act on that data arealso contained within that same object, giving you a powerful way to organize your datastructures. The example program is quite simple of course, but you can use this conceptto reduce the complexity of your code. Suppose you are writing a game and the enemyunits have been defined using a type definition. By also including the subroutines orfunctions that act on that data within the type definition, you have a single code objectthat fully describes an enemy. If you need to make changes to the enemy code, you only </text:p>
      <text:p text:style-name="P2"/>
      <text:p text:style-name="P2"/>
      <text:p text:style-name="P2">have to update a single code object, rather than a scattered bunch of variables andsubroutines. </text:p>
      <text:p text:style-name="P2"><text:soft-page-break/></text:p>
      <text:p text:style-name="P2">This method also enables you to pass information to functions or subroutines as asingle unit, by simply declaring a parameter as the type definition, and you have accessto both the data and methods within the called function. This makes the code much more </text:p>
      <text:p text:style-name="P2">reliable and easier to maintain. It also enables you to generalize the code so that whenyou create these type of objects, they can be used in other programs. </text:p>
      <text:p text:style-name="P2"/>
      <text:p text:style-name="P2">Forward References </text:p>
      <text:p text:style-name="P2"/>
      <text:p text:style-name="P2">There may be a time when you need to create two type definitions that referenceeach other. Since FreeBasic is a single pass compiler, this poses a problem since thecompiler will encounter a reference to a type that hasn't been defined yet. The solution isto create a forward reference of the second type. You do this by using the Type-Askeywords, without the End Type. For example, suppose you have two types Type1 andType2. Type1 references Type2 and Type2 references Type1. It doesn't matter what orderyou define the types, you will generate an error in the compiler, because each type has areference that hasn't been defined yet. In order for the compiler to compile successfullyyou need to create a forward reference to the second type, and then use that referencein defining the first type. The following code snippet illustrates this concept. </text:p>
      <text:p text:style-name="P2"/>
      <text:p text:style-name="P2">'Forward reference </text:p>
      <text:p text:style-name="P2"/>
      <text:p text:style-name="P2"/>
      <text:p text:style-name="P2">Type FT as Type2 </text:p>
      <text:p text:style-name="P2"/>
      <text:p text:style-name="P2"/>
      <text:p text:style-name="P2">Type Type1 </text:p>
      <text:p text:style-name="P2"/>
      <text:p text:style-name="P2"/>
      <text:p text:style-name="P2">fType as FT </text:p>
      <text:p text:style-name="P2"/>
      <text:p text:style-name="P2"/>
      <text:p text:style-name="P2">End Type </text:p>
      <text:p text:style-name="P2"/>
      <text:p text:style-name="P2"/>
      <text:p text:style-name="P2">Type Type2 </text:p>
      <text:p text:style-name="P2"><text:soft-page-break/></text:p>
      <text:p text:style-name="P2"/>
      <text:p text:style-name="P2">fType as Type2 </text:p>
      <text:p text:style-name="P2"/>
      <text:p text:style-name="P2"/>
      <text:p text:style-name="P2">End Type </text:p>
      <text:p text:style-name="P2"/>
      <text:p text:style-name="P2"/>
      <text:p text:style-name="P2">The code Type FT as Type2 creates the forward reference that is in turn used in </text:p>
      <text:p text:style-name="P2">the Type1 definition to refer to Type2, fType as FT. FT and Type2 are actually the samething, FT is just an alias for the Type2 definition. Whenever you need to have one or motetype definitions refer to each other, you will need to create forward declarations for thethe types that have not been defined when referenced. </text:p>
      <text:p text:style-name="P2"/>
      <text:p text:style-name="P2">Bit Fields </text:p>
      <text:p text:style-name="P2"/>
      <text:p text:style-name="P2">There is yet another data type that can be used in type definitions, the bit field. Bitfields are defined as variable_name: bits As DataType. The variable name must befollowed with a colon and the number of bits, followed by the data type. Only integerdata types are allowed within a bit field. Bit fields are useful when you need to keep trackof boolean type information, such as if a pixel is on or off. The following programillustrates using bit fields within a type definition. </text:p>
      <text:p text:style-name="P2"/>
      <text:p text:style-name="P2">1 </text:p>
      <text:p text:style-name="P2">Option Explicit </text:p>
      <text:p text:style-name="P2">2 </text:p>
      <text:p text:style-name="P2"/>
      <text:p text:style-name="P2"/>
      <text:p text:style-name="P2">3 </text:p>
      <text:p text:style-name="P2">Type BitType4 </text:p>
      <text:p text:style-name="P2">b1: 1 As Integer5 </text:p>
      <text:p text:style-name="P2">b2: 4 As Integer </text:p>
      <text:p text:style-name="P2">6 </text:p>
      <text:p text:style-name="P2">End Type </text:p>
      <text:p text:style-name="P2">7 </text:p>
      <text:p text:style-name="P2">8 </text:p>
      <text:p text:style-name="P2">Dim myBitType As BitType </text:p>
      <text:p text:style-name="P2"><text:soft-page-break/>9 </text:p>
      <text:p text:style-name="P2">10 </text:p>
      <text:p text:style-name="P2">myBitType.b1 = 1 </text:p>
      <text:p text:style-name="P2">11 </text:p>
      <text:p text:style-name="P2">myBitType.b2 = 1101 </text:p>
      <text:p text:style-name="P2">12 </text:p>
      <text:p text:style-name="P2">13 </text:p>
      <text:p text:style-name="P2">Print "Bit field 1: ";myBitType.b1 </text:p>
      <text:p text:style-name="P2">14 </text:p>
      <text:p text:style-name="P2">Print "Bit field 2: ";myBitType.b2 </text:p>
      <text:p text:style-name="P2">15 </text:p>
      <text:p text:style-name="P2">16 </text:p>
      <text:p text:style-name="P2">Sleep </text:p>
      <text:p text:style-name="P2">17 </text:p>
      <text:p text:style-name="P2">End </text:p>
      <text:p text:style-name="P2"/>
      <text:p text:style-name="P2"/>
      <text:p text:style-name="P2">Listing 10.9: bitfield.bas </text:p>
      <text:p text:style-name="P2"/>
      <text:p text:style-name="analysis"><text:tab/>Analysis: Lines 3 through 6 define a type with two bit fields. B1 is defined as 1 bit,</text:p>
      <text:p text:style-name="analysis">and b2 is defined as 4 bits. Line 8 creates a variable of the type definition. Line 10 setsb1 to 1. Since b1 is defined a 1 bit, the only valid values are 0 or 1. Line 11 sets b2 to1101. Here there are four bits so you can have a range of 0000 to 1111. Lines 13 and 14print out the values of the bits. The program is closed in the usual way. </text:p>
      <text:p text:style-name="P2"/>
      <text:p text:style-name="P2">When you run the program you should see the following output. </text:p>
      <text:p text:style-name="P2"/>
      <text:p text:style-name="P2">Bit field 1: 1 </text:p>
      <text:p text:style-name="P2"/>
      <text:p text:style-name="P2"/>
      <text:p text:style-name="P2">Bit field 2: 13 </text:p>
      <text:p text:style-name="P2"/>
      <text:p text:style-name="P2"/>
      <text:p text:style-name="P2">Output 10.9: Output of bitfield.bas </text:p>
      <text:p text:style-name="P2"/>
      <text:p text:style-name="P2">The data type of the bit field determines how many bits you can declare in a bitfield. Since an integer is 32 bits long, you could declare up to 32 bits in the field.</text:p>
      <text:p text:style-name="P2">However, in most cases you would declare a single bit for each <text:soft-page-break/>field, and use a number offields to define the bit masking that you wish to use. Using a single bit simplifies thecoding you need to do to determine if a bit is set or cleared. </text:p>
      <text:p text:style-name="P2"/>
      <text:p text:style-name="P2">The Field Property </text:p>
      <text:p text:style-name="P2"/>
      <text:p text:style-name="P2">When you create a variable of a type definition, the type is padded in memory. Thepadding allows for faster access of the type members since the type fields are aligned ona 4 byte or Word boundary. However, this can cause problems when trying to read a typerecord from a file that is not padded. You can use the use field property to change thepadding of a type definition. The field keyword is used right after the type name and canhave the values 1, for 1 byte alignment (no padding), 2 for 2 byte alignment and 4 for 4byte alignment. To define a type with no padding you would use the following syntax. </text:p>
      <text:p text:style-name="P2"/>
      <text:p text:style-name="P2"/>
      <text:p text:style-name="P2">Type myType field = 1 </text:p>
      <text:p text:style-name="P2">v1 As Integer </text:p>
      <text:p text:style-name="P2">v2 As Byte </text:p>
      <text:p text:style-name="P2"/>
      <text:p text:style-name="P2"/>
      <text:p text:style-name="P2">End Type </text:p>
      <text:p text:style-name="P2"/>
      <text:p text:style-name="P2"/>
      <text:p text:style-name="P2">For 2 byte alignment you would use field = 2. If no field = property is assigned,</text:p>
      <text:p text:style-name="P2">then the padding will be 4 bytes. If you are reading a type definition created by FreeBasicusing the default alignment, then you do not need to use the field property. </text:p>
      <text:p text:style-name="P2"/>
      <text:p text:style-name="P2">If you reading a Quick Basic type record, then you will need to use field = 1, as QB usedbyte alignment by default. </text:p>
      <text:p text:style-name="P2"/>
      <text:p text:style-name="P2">Type Initialization </text:p>
      <text:p text:style-name="P2"/>
      <text:p text:style-name="P2">You can initialize a type definition when you dimension the type just as you canany of the intrinsic variables. The following code snippet illustrates the syntax. </text:p>
      <text:p text:style-name="P2"/>
      <text:p text:style-name="P2"><text:soft-page-break/>Type aType </text:p>
      <text:p text:style-name="P2"/>
      <text:p text:style-name="P2"/>
      <text:p text:style-name="P2">a As Integer </text:p>
      <text:p text:style-name="P2"/>
      <text:p text:style-name="P2"/>
      <text:p text:style-name="P2">b As Byte </text:p>
      <text:p text:style-name="P2"/>
      <text:p text:style-name="P2"/>
      <text:p text:style-name="P2">c As String </text:p>
      <text:p text:style-name="P2"/>
      <text:p text:style-name="P2"/>
      <text:p text:style-name="P2">End Type </text:p>
      <text:p text:style-name="P2"/>
      <text:p text:style-name="P2"/>
      <text:p text:style-name="P2">Dim myType As aType =&gt; (12345, 12, "Hello") </text:p>
      <text:p text:style-name="P2"/>
      <text:p text:style-name="P2"/>
      <text:p text:style-name="P2">In the Dim statement, the arrow operator is used to signal the compiler that youare initializing the type variable. The type element values must be enclosed inparenthesis, and separated by commas. The order of the value list corresponds to theorder of the type elements, where a will be set to 12345, b to 12 and c to “Hello”. Thefollowing short program initializes a type using this syntax. </text:p>
      <text:p text:style-name="P2"/>
      <text:p text:style-name="P2">1 </text:p>
      <text:p text:style-name="P2">Option Explicit </text:p>
      <text:p text:style-name="P2">2 </text:p>
      <text:p text:style-name="P2">3 </text:p>
      <text:p text:style-name="P2">'Create a type def </text:p>
      <text:p text:style-name="P2">4 </text:p>
      <text:p text:style-name="P2">Type aType5 </text:p>
      <text:p text:style-name="P2">a As Integer6 </text:p>
      <text:p text:style-name="P2">b As Byte7 </text:p>
      <text:p text:style-name="P2">c As String </text:p>
      <text:p text:style-name="P2">8 </text:p>
      <text:p text:style-name="P2">End Type </text:p>
      <text:p text:style-name="P2">9 </text:p>
      <text:p text:style-name="P2">10 </text:p>
      <text:p text:style-name="P2">'Create and init the type </text:p>
      <text:p text:style-name="P2">11 </text:p>
      <text:p text:style-name="P2"><text:soft-page-break/>Dim myType As aType =&gt; (12345, 12, "Hello") </text:p>
      <text:p text:style-name="P2">12 </text:p>
      <text:p text:style-name="P2">13 </text:p>
      <text:p text:style-name="P2">'Display values </text:p>
      <text:p text:style-name="P2">14 </text:p>
      <text:p text:style-name="P2">With myType </text:p>
      <text:p text:style-name="P2"/>
      <text:p text:style-name="P2"/>
      <text:p text:style-name="P2"/>
      <text:p text:style-name="P2">15 </text:p>
      <text:p text:style-name="P2">Print .a16 </text:p>
      <text:p text:style-name="P2">Print .b17 </text:p>
      <text:p text:style-name="P2">Print .c </text:p>
      <text:p text:style-name="P2">18 </text:p>
      <text:p text:style-name="P2">End With </text:p>
      <text:p text:style-name="P2">19 </text:p>
      <text:p text:style-name="P2">20 </text:p>
      <text:p text:style-name="P2">Sleep </text:p>
      <text:p text:style-name="P2">21End </text:p>
      <text:p text:style-name="P2"/>
      <text:p text:style-name="P2"/>
      <text:p text:style-name="P2">Listing 10.10: type-init.bas </text:p>
      <text:p text:style-name="P2"/>
      <text:p text:style-name="analysis"><text:tab/>Analysis: Lines 4 through 8 define a type definition. Line 11 dimensions the typevariable and sets the filed elements to the listed values. The order of the values </text:p>
      <text:p text:style-name="analysis">correspond to the order of the field elements. Line 14 through 18 prints the type valuesto the screen. The program is then closed in the usual way. </text:p>
      <text:p text:style-name="P2"/>
      <text:p text:style-name="P2">When you run the program you should the following output.</text:p>
      <text:p text:style-name="P2"/>
      <text:p text:style-name="P2"><text:s/>12345</text:p>
      <text:p text:style-name="P2"/>
      <text:p text:style-name="P2"/>
      <text:p text:style-name="P2">Hello </text:p>
      <text:p text:style-name="P2"/>
      <text:p text:style-name="P2"/>
      <text:p text:style-name="P2">Output 10.10: Output of type-init.bas </text:p>
      <text:p text:style-name="P2"/>
      <text:p text:style-name="P2">Initializing a type definition in a Dim statement is useful when you need to have aset of initial values for a type, or values that will <text:soft-page-break/>not change during program execution.</text:p>
      <text:p text:style-name="P2">Since the values are known at compile time, the compiler can doesn't have to spendcycles loading the values during runtime. </text:p>
      <text:p text:style-name="P2"/>
      <text:p text:style-name="P2">Unions </text:p>
      <text:p text:style-name="P2"/>
      <text:p text:style-name="P2">Unions look similar to Types in their definition. </text:p>
      <text:p text:style-name="P2"/>
      <text:p text:style-name="P2">Union aUnion </text:p>
      <text:p text:style-name="P2"/>
      <text:p text:style-name="P2"/>
      <text:p text:style-name="P2">b As Byte </text:p>
      <text:p text:style-name="P2"/>
      <text:p text:style-name="P2"/>
      <text:p text:style-name="P2">s As Short </text:p>
      <text:p text:style-name="P2"/>
      <text:p text:style-name="P2"/>
      <text:p text:style-name="P2">i As Integer </text:p>
      <text:p text:style-name="P2"/>
      <text:p text:style-name="P2"/>
      <text:p text:style-name="P2">End Union </text:p>
      <text:p text:style-name="P2"/>
      <text:p text:style-name="P2"/>
      <text:p text:style-name="P2">If this were a Type, you could access each field within the definition. For a Union,</text:p>
      <text:p text:style-name="P2">you can only access one field at any given time; all the fields within a Union occupy thesame memory segment, and the size of the Union is the size of the largest member. Inthis case, the Union would occupy four bytes, the size of an Integer, with the b fieldoccupying 1 byte and the s field occupying 2 bytes within the 4 byte integer space. Eachfield starts at the first byte, so the s field would include the b field, and the i field wouldinclude both the b field and the s field. The following program illustrates this concept. </text:p>
      <text:p text:style-name="P2"/>
      <text:p text:style-name="P2"/>
      <text:p text:style-name="P2"/>
      <text:p text:style-name="P2"/>
      <text:p text:style-name="P2"/>
      <text:p text:style-name="P2"/>
      <text:p text:style-name="P2">Option Explicit </text:p>
      <text:p text:style-name="P2"/>
      <text:p text:style-name="P2"><text:soft-page-break/></text:p>
      <text:p text:style-name="P2">'Define a union </text:p>
      <text:p text:style-name="P2"/>
      <text:p text:style-name="P2"/>
      <text:p text:style-name="P2">Union aUnion </text:p>
      <text:p text:style-name="P2">b As Byte </text:p>
      <text:p text:style-name="P2">s As Short </text:p>
      <text:p text:style-name="P2">i As Integer </text:p>
      <text:p text:style-name="P2"/>
      <text:p text:style-name="P2"/>
      <text:p text:style-name="P2">End Union </text:p>
      <text:p text:style-name="P2"/>
      <text:p text:style-name="P2"/>
      <text:p text:style-name="P2">Dim myUnion As aUnion </text:p>
      <text:p text:style-name="P2"/>
      <text:p text:style-name="P2"/>
      <text:p text:style-name="P2">'Set the integer value </text:p>
      <text:p text:style-name="P2">myUnion.i = 2047483641 </text:p>
      <text:p text:style-name="P2">'Print members </text:p>
      <text:p text:style-name="P2">Print "Integer: ";Tab(10);Bin(myUnion.i) </text:p>
      <text:p text:style-name="P2">Print "Byte: ";Tab(33);Bin(myUnion.b) </text:p>
      <text:p text:style-name="P2">Print "Short: ";Tab(28);Bin(myUnion.s) </text:p>
      <text:p text:style-name="P2"/>
      <text:p text:style-name="P2"/>
      <text:p text:style-name="P2">Sleep </text:p>
      <text:p text:style-name="P2">End </text:p>
      <text:p text:style-name="P2"/>
      <text:p text:style-name="P2"/>
      <text:p text:style-name="P2">Listing 10.11: union.bas </text:p>
      <text:p text:style-name="P2"/>
      <text:p text:style-name="analysis"><text:tab/>Analysis: Line 4 through 8 define the example union. Line 10 defines a variable ofthe union definition. Line 13 sets the integer field to a value that will overlap the b and sfields. Lines 15 through 17 print out the values of each field of the union in binary so thatyou can see the overlap of the values. The program is closed in the usual way. </text:p>
      <text:p text:style-name="P2"/>
      <text:p text:style-name="P2">When you run the program you should the following output. </text:p>
      <text:p text:style-name="P2"/>
      <text:p text:style-name="P2">Integer: 1111010000010100001111011111001 </text:p>
      <text:p text:style-name="P2"/>
      <text:p text:style-name="P2"/>
      <text:p text:style-name="P2"><text:soft-page-break/>Byte: 11111001 </text:p>
      <text:p text:style-name="P2"/>
      <text:p text:style-name="P2"/>
      <text:p text:style-name="P2">Short: 1111011111001 </text:p>
      <text:p text:style-name="P2"/>
      <text:p text:style-name="P2"/>
      <text:p text:style-name="P2">Output 10.11: Output of union.bas </text:p>
      <text:p text:style-name="P2"/>
      <text:p text:style-name="P2">You can easily see the overlapped values in the output. While a union is useful onits own, you can combine a union with a type definition to create extremely flexible andefficient data structures. </text:p>
      <text:p text:style-name="P2"/>
      <text:p text:style-name="P2">Types in Unions </text:p>
      <text:p text:style-name="P2"/>
      <text:p text:style-name="P2">A good example of using a type definition in a union is the Large_Integer definitionfound in winnt.bi. The Large_Integer data type is used in a number of Windows functionswithin the C Runtime Library. The following code snippet shows the Large_Integerdefinition. </text:p>
      <text:p text:style-name="P2"/>
      <text:p text:style-name="P2"/>
      <text:p text:style-name="P2">union LARGE_INTEGER </text:p>
      <text:p text:style-name="P2"/>
      <text:p text:style-name="P2"/>
      <text:p text:style-name="P2">type </text:p>
      <text:p text:style-name="P2"/>
      <text:p text:style-name="P2"/>
      <text:p text:style-name="P2">LowPart as DWORD </text:p>
      <text:p text:style-name="P2"/>
      <text:p text:style-name="P2"/>
      <text:p text:style-name="P2">HighPart as LONG </text:p>
      <text:p text:style-name="P2"/>
      <text:p text:style-name="P2"/>
      <text:p text:style-name="P2">end type </text:p>
      <text:p text:style-name="P2"/>
      <text:p text:style-name="P2"/>
      <text:p text:style-name="P2">QuadPart as LONGLONG </text:p>
      <text:p text:style-name="P2"/>
      <text:p text:style-name="P2"/>
      <text:p text:style-name="P2">end union </text:p>
      <text:p text:style-name="P2"/>
      <text:p text:style-name="P2"><text:soft-page-break/></text:p>
      <text:p text:style-name="P2">The Dword data type is defined in windef.bi as an Uinteger, type DWORD as </text:p>
      <text:p text:style-name="P2">uinteger, and the Longlong type is defined as a Longint, type LONGLONG as longint. A </text:p>
      <text:p text:style-name="P2">Long is the same as an integer. Remember that a type occupies contiguous memorylocations, so the HighPart field follows the LoPwart part field in memory, the typeoccupies the same memory segment as the QuadPart field. When you set QuardPart to alarge integer value, you are also setting the values of the type fields, which you can thenextract as the LowPart and HighPart. You can also do the reverse, that is by setting theLowPart and HighPart of the type, you are setting the value of the QuadPart field. </text:p>
      <text:p text:style-name="P2"/>
      <text:p text:style-name="P2">As you can see, using a type within a union is an easy way to set or retrieveindividual values of a component data type without resorting to a lot of conversion code.</text:p>
      <text:p text:style-name="P2">The layout of the memory segments does the conversion for you, providing that thememory segments make sense within the context of the component type. In theLarge_Integer case, the LowPart and HighPart have been defined to return theappropriate component values. Using values other than Dword and Long would not returncorrect values for LowPart and HighPart. You need to make sure when defining a typewithin a union, you are segmenting the union memory segment correctly within the typedefinition. </text:p>
      <text:p text:style-name="P2"/>
      <text:p text:style-name="P2">Unions in Types </text:p>
      <text:p text:style-name="P2"/>
      <text:p text:style-name="P2">A union within a type definition is an efficient way to manage data when one fieldwithin a type can only be a single value. The most common example of this is the Variantdata type found in other programing languages. </text:p>
      <text:p text:style-name="P2"/>
      <text:p text:style-name="P2">FreeBasic does not have a Variant data type at this time. However, when classes areadded to FreeBasic, it will be quite easy to create a Variant data type and overload thearithmetic operators to create a Variant that behaves just like the intrinsic data types.</text:p>
      <text:p text:style-name="P2">Classes are planned for a future version of FreeBasic. </text:p>
      <text:p text:style-name="P2"/>
      <text:p text:style-name="P2">If you can only access a single field within a union, how do you know which field toaccess when a union is contained within a type <text:soft-page-break/>definition? Usually you will include anidentifier field within the type, but outside the union, that identifies which union field toaccess. The following program illustrates this concept by creating a simple Variant data </text:p>
      <text:p text:style-name="P2">type. </text:p>
      <text:p text:style-name="P2"/>
      <text:p text:style-name="P2">1 </text:p>
      <text:p text:style-name="P2">Option Explicit </text:p>
      <text:p text:style-name="P2">2 </text:p>
      <text:p text:style-name="P2">3 </text:p>
      <text:p text:style-name="P2">'Union field ids </text:p>
      <text:p text:style-name="P2">4 </text:p>
      <text:p text:style-name="P2">#define vString 0 </text:p>
      <text:p text:style-name="P2"/>
      <text:p text:style-name="P2"/>
      <text:p text:style-name="P2"/>
      <text:p text:style-name="P2">5 </text:p>
      <text:p text:style-name="P2">#define vInteger 1 </text:p>
      <text:p text:style-name="P2">6 </text:p>
      <text:p text:style-name="P2">7 </text:p>
      <text:p text:style-name="P2">'Define type def with variable data fields </text:p>
      <text:p text:style-name="P2">8 </text:p>
      <text:p text:style-name="P2">Type vType9 </text:p>
      <text:p text:style-name="P2">vt_id As Integer10 </text:p>
      <text:p text:style-name="P2">Union11 </text:p>
      <text:p text:style-name="P2">s As String12 </text:p>
      <text:p text:style-name="P2">i As Integer13 </text:p>
      <text:p text:style-name="P2">End Union </text:p>
      <text:p text:style-name="P2">14 </text:p>
      <text:p text:style-name="P2">End Type </text:p>
      <text:p text:style-name="P2">15 </text:p>
      <text:p text:style-name="P2">16 </text:p>
      <text:p text:style-name="P2">'Create variant variable </text:p>
      <text:p text:style-name="P2">17 </text:p>
      <text:p text:style-name="P2">Dim myVariant As vType </text:p>
      <text:p text:style-name="P2">18 </text:p>
      <text:p text:style-name="P2">19 </text:p>
      <text:p text:style-name="P2">'This subroutine prints out value </text:p>
      <text:p text:style-name="P2">20 </text:p>
      <text:p text:style-name="P2">Sub PrintVariant(v As vType)</text:p>
      <text:p text:style-name="P2">21 </text:p>
      <text:p text:style-name="P2"><text:soft-page-break/>If v.vt_id = vString Then22 </text:p>
      <text:p text:style-name="P2">Print "String value: ";v.s23 </text:p>
      <text:p text:style-name="P2">Elseif v.vt_id = vInteger Then24 </text:p>
      <text:p text:style-name="P2">Print "Integer value:";v.i25 </text:p>
      <text:p text:style-name="P2">End If </text:p>
      <text:p text:style-name="P2">26 </text:p>
      <text:p text:style-name="P2">End Sub </text:p>
      <text:p text:style-name="P2">27 </text:p>
      <text:p text:style-name="P2">28 </text:p>
      <text:p text:style-name="P2">'Set the id to a string </text:p>
      <text:p text:style-name="P2">29 </text:p>
      <text:p text:style-name="P2">myVariant.vt_id = vString </text:p>
      <text:p text:style-name="P2">30 </text:p>
      <text:p text:style-name="P2">myVariant.s = "This is a string." </text:p>
      <text:p text:style-name="P2">31 </text:p>
      <text:p text:style-name="P2">'Print the string value </text:p>
      <text:p text:style-name="P2">32 </text:p>
      <text:p text:style-name="P2">PrintVariant myVariant </text:p>
      <text:p text:style-name="P2">33 </text:p>
      <text:p text:style-name="P2">'Clear the string memory before seting the integer </text:p>
      <text:p text:style-name="P2">34 </text:p>
      <text:p text:style-name="P2">myVariant.s = "" </text:p>
      <text:p text:style-name="P2">35 </text:p>
      <text:p text:style-name="P2">'Set the id to an integer </text:p>
      <text:p text:style-name="P2">36 </text:p>
      <text:p text:style-name="P2">myVariant.vt_id = vInteger </text:p>
      <text:p text:style-name="P2">37 </text:p>
      <text:p text:style-name="P2">myVariant.i = 300 </text:p>
      <text:p text:style-name="P2">38 </text:p>
      <text:p text:style-name="P2">'Print the integer value </text:p>
      <text:p text:style-name="P2">39 </text:p>
      <text:p text:style-name="P2">PrintVariant myVariant </text:p>
      <text:p text:style-name="P2">40 </text:p>
      <text:p text:style-name="P2">41 </text:p>
      <text:p text:style-name="P2">Sleep </text:p>
      <text:p text:style-name="P2">42 </text:p>
      <text:p text:style-name="P2">End </text:p>
      <text:p text:style-name="P2"/>
      <text:p text:style-name="P2"/>
      <text:p text:style-name="P2">Listing 10.12: simplevariant.bas </text:p>
      <text:p text:style-name="P2"/>
      <text:p text:style-name="analysis"><text:soft-page-break/><text:tab/>Analysis: Line 4 and 5 define the union ids. These values will be used to determine which field within the union to access. Lines 20 through 26 define a subroutine that willprint the value of the union field based on the id. If the id field is VString, then the s fieldwithin the union is printed. If the id field is VInteger, then the i field is printed. Line 29sets the id field to Vstring and line 30 sets the union field s to a string. The PrintVariantsubroutine is called in line 32 to print out the value. Line 34 clears the allocated memoryof the dynamic string by setting the union field s to an empty string. <text:span text:style-name="T1">Line 36 sets the id field to an integer, and the value of the union field i is set to300. Line 39 calls the PrintVariant subroutine to print the integer value. The program isthen closed in the usual way. </text:span></text:p>
      <text:p text:style-name="analysis"/>
      <text:p text:style-name="P1"/>
      <text:p text:style-name="P4"/>
      <text:p text:style-name="P4"/>
      <text:p text:style-name="caution"><text:span text:style-name="T2">Caution</text:span><text:span text:style-name="T3"> There are two subtle danger in this program that may not be readilyapparent. Remember that a dynamic string is actually a pointer to an allocated memorysegment. The union field s is actually a pointer to this memory segment. Since the fieldss and i overlap in memory, setting i to a value also sets s to a value; that is, in theprogram i is set to 300, which also sets s to 300. Since s is a pointer, trying to access safter setting i will access memory location 300, which will be garbage data and maycause the program to crash. </text:span></text:p>
      <text:p text:style-name="caution">The other problem with this program is that it can potentially lead to a memoryleak while the program is running. The string value is an allocated memory segment.</text:p>
      <text:p text:style-name="caution">Setting the integer value, overwrites the pointer address in s, which means you have lostthe pointer address to the memory segment. The string data still exists in memory, butnow that data is lost, causing a memory leak. This is why the string value in the unionwas set to an empty string before setting the integer value. Setting the string value to anempty string deallocates the string data and frees the string pointer. </text:p>
      <text:p text:style-name="caution">When using pointers within a union, great care must be taken to insure that thepointer is pointing to the correct memory location, and that they are deallocated correctlyto prevent memory leaks. </text:p>
      <text:p text:style-name="P2">When you run the program you should see the following output. </text:p>
      <text:p text:style-name="P2"/>
      <text:p text:style-name="P2">String value: This is a string. </text:p>
      <text:p text:style-name="P2"/>
      <text:p text:style-name="P2"/>
      <text:p text:style-name="P2">Integer value: 300 </text:p>
      <text:p text:style-name="P2"><text:soft-page-break/></text:p>
      <text:p text:style-name="P2"/>
      <text:p text:style-name="P2">Output 10.12: Output of simplevariant.bas </text:p>
      <text:p text:style-name="P2"/>
      <text:p text:style-name="P2">Using a combination of unions and types within a program allows to design customdata types that have a lot of flexibility, but care must be taken to ensure that you areusing the data constructs correctly. Improper use of these data types can lead to hard-tofind </text:p>
      <text:p text:style-name="P2">bugs. The benefits however, out-weigh the risks and once mastered, are a powerfulprogramming skill. </text:p>
      <text:p text:style-name="P2"/>
      <text:h text:style-name="Heading_20_2" text:outline-level="2">A Look Ahead </text:h>
      <text:p text:style-name="P2"/>
      <text:p text:style-name="P2">There are times when you will need values that do not change during a program.</text:p>
      <text:p text:style-name="P2">These values are called Symbolic Constants and are the subject of the next chapter.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code2" style:family="paragraph" style:parent-style-name="Preformatted_20_Text" style:list-style-name="List_20_1">
      <style:paragraph-properties text:number-lines="true" text:line-number="1"/>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1in" fo:page-height="9.8425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5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0 Composite Data Types </dc:title>
    <dc:date>2019-04-09T14:51:40.380762863</dc:date>
    <meta:editing-duration>PT12M53S</meta:editing-duration>
    <meta:editing-cycles>6</meta:editing-cycles>
    <meta:generator>LibreOffice/5.2.7.2$Linux_ARM_EABI LibreOffice_project/20m0$Build-2</meta:generator>
    <meta:document-statistic meta:table-count="0" meta:image-count="0" meta:object-count="0" meta:page-count="51" meta:paragraph-count="1077" meta:word-count="8847" meta:character-count="50899" meta:non-whitespace-character-count="42095"/>
    <meta:template xlink:type="simple" xlink:actuate="onRequest" xlink:title="" xlink:href="../fbeginnerm.odm" meta:date="2019-04-09T13:34:52.042030152"/>
  </office:meta>
</office:document-meta>
</file>